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2.459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87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3.685cm"/>
    </style:style>
    <style:style style:name="co24" style:family="table-column">
      <style:table-column-properties fo:break-before="auto" style:column-width="2.187cm"/>
    </style:style>
    <style:style style:name="co25" style:family="table-column">
      <style:table-column-properties fo:break-before="auto" style:column-width="3.90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oonshaderHLSLProfilerData_SECOND_TEST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6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8001" calcext:value-type="float">
            <text:p>0.1448001</text:p>
          </table:table-cell>
          <table:table-cell office:value-type="float" office:value="0.2471001" calcext:value-type="float">
            <text:p>0.24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7360004" calcext:value-type="float">
            <text:p>0.0736000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0004" calcext:value-type="float">
            <text:p>0.0103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51840028" calcext:value-type="float">
            <text:p>0.51840028</text:p>
          </table:table-cell>
          <table:table-cell table:formula="of:=COM.MICROSOFT.VAR.P([.AH2:.AH301])" office:value-type="float" office:value="0.0125957086738983" calcext:value-type="float">
            <text:p>0.012595708673898</text:p>
          </table:table-cell>
          <table:table-cell table:formula="of:=COM.MICROSOFT.STDEV.P([.AH2:.AH301])" office:value-type="float" office:value="0.112230604889657" calcext:value-type="float">
            <text:p>0.112230604889657</text:p>
          </table:table-cell>
          <table:table-cell table:formula="of:=([.AJ2])/(SQRT(COUNT([.AH2:.AH301])))" office:value-type="float" office:value="0.0064796369944358" calcext:value-type="float">
            <text:p>0.006479636994436</text:p>
          </table:table-cell>
          <table:table-cell table:formula="of:=AVERAGE([.AH2:.AH301])" office:value-type="float" office:value="0.51180879037" calcext:value-type="float">
            <text:p>0.51180879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17002" calcext:value-type="float">
            <text:p>0.1317002</text:p>
          </table:table-cell>
          <table:table-cell office:value-type="float" office:value="0.2372" calcext:value-type="float">
            <text:p>0.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5980001" calcext:value-type="float">
            <text:p>0.05980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09998" calcext:value-type="float">
            <text:p>0.03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4978001901" calcext:value-type="float">
            <text:p>0.49780019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21002" calcext:value-type="float">
            <text:p>0.1721002</text:p>
          </table:table-cell>
          <table:table-cell office:value-type="float" office:value="0.3505999" calcext:value-type="float">
            <text:p>0.350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9280016" calcext:value-type="float">
            <text:p>0.0928001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9998" calcext:value-type="float">
            <text:p>0.039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70010024" calcext:value-type="float">
            <text:p>0.700100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19001" calcext:value-type="float">
            <text:p>0.1419001</text:p>
          </table:table-cell>
          <table:table-cell office:value-type="float" office:value="0.2872" calcext:value-type="float">
            <text:p>0.2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6340018" calcext:value-type="float">
            <text:p>0.0634001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9999" calcext:value-type="float">
            <text:p>0.01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546700271" calcext:value-type="float">
            <text:p>0.5467002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38001" calcext:value-type="float">
            <text:p>0.1438001</text:p>
          </table:table-cell>
          <table:table-cell office:value-type="float" office:value="0.2505" calcext:value-type="float">
            <text:p>0.2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870005" calcext:value-type="float">
            <text:p>0.05870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0002" calcext:value-type="float">
            <text:p>0.034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5252001701" calcext:value-type="float">
            <text:p>0.52520017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03001" calcext:value-type="float">
            <text:p>0.1303001</text:p>
          </table:table-cell>
          <table:table-cell office:value-type="float" office:value="0.2633999" calcext:value-type="float">
            <text:p>0.263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5850028" calcext:value-type="float">
            <text:p>0.0585002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60004" calcext:value-type="float">
            <text:p>0.0776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56590032" calcext:value-type="float">
            <text:p>0.565900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98001" calcext:value-type="float">
            <text:p>0.1398001</text:p>
          </table:table-cell>
          <table:table-cell office:value-type="float" office:value="0.2573001" calcext:value-type="float">
            <text:p>0.25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6410012" calcext:value-type="float">
            <text:p>0.0641001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0004" calcext:value-type="float">
            <text:p>0.0152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51840036" calcext:value-type="float">
            <text:p>0.518400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75001" calcext:value-type="float">
            <text:p>0.1275001</text:p>
          </table:table-cell>
          <table:table-cell office:value-type="float" office:value="0.2383" calcext:value-type="float">
            <text:p>0.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5970016" calcext:value-type="float">
            <text:p>0.0597001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9999" calcext:value-type="float">
            <text:p>0.016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47700025" calcext:value-type="float">
            <text:p>0.477000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5" calcext:value-type="float">
            <text:p>0.135</text:p>
          </table:table-cell>
          <table:table-cell office:value-type="float" office:value="0.2667998" calcext:value-type="float">
            <text:p>0.266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500036" calcext:value-type="float">
            <text:p>0.0650003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52810016" calcext:value-type="float">
            <text:p>0.528100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77001" calcext:value-type="float">
            <text:p>0.1377001</text:p>
          </table:table-cell>
          <table:table-cell office:value-type="float" office:value="0.2518" calcext:value-type="float">
            <text:p>0.2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6380001" calcext:value-type="float">
            <text:p>0.0638000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9999" calcext:value-type="float">
            <text:p>0.02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5170001" calcext:value-type="float">
            <text:p>0.51700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22001" calcext:value-type="float">
            <text:p>0.1322001</text:p>
          </table:table-cell>
          <table:table-cell office:value-type="float" office:value="0.3724" calcext:value-type="float">
            <text:p>0.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6940018" calcext:value-type="float">
            <text:p>0.0694001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9996" calcext:value-type="float">
            <text:p>0.022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64630024" calcext:value-type="float">
            <text:p>0.6463002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3164998" calcext:value-type="float">
            <text:p>0.316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7570007" calcext:value-type="float">
            <text:p>0.0757000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9999" calcext:value-type="float">
            <text:p>0.042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60819986" calcext:value-type="float">
            <text:p>0.6081998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16001" calcext:value-type="float">
            <text:p>0.1216001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40021" calcext:value-type="float">
            <text:p>0.0544002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99999" calcext:value-type="float">
            <text:p>0.08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5288003" calcext:value-type="float">
            <text:p>0.52880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41001" calcext:value-type="float">
            <text:p>0.1441001</text:p>
          </table:table-cell>
          <table:table-cell office:value-type="float" office:value="0.2737999" calcext:value-type="float">
            <text:p>0.273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6030023" calcext:value-type="float">
            <text:p>0.0603002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9995" calcext:value-type="float">
            <text:p>0.0121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53260018" calcext:value-type="float">
            <text:p>0.5326001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25001" calcext:value-type="float">
            <text:p>0.1225001</text:p>
          </table:table-cell>
          <table:table-cell office:value-type="float" office:value="0.2305001" calcext:value-type="float">
            <text:p>0.23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9999" calcext:value-type="float">
            <text:p>0.014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464600191" calcext:value-type="float">
            <text:p>0.4646001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04001" calcext:value-type="float">
            <text:p>0.1304001</text:p>
          </table:table-cell>
          <table:table-cell office:value-type="float" office:value="0.2326" calcext:value-type="float">
            <text:p>0.2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929998" calcext:value-type="float">
            <text:p>0.0592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4813000799" calcext:value-type="float">
            <text:p>0.481300079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01001" calcext:value-type="float">
            <text:p>0.1201001</text:p>
          </table:table-cell>
          <table:table-cell office:value-type="float" office:value="0.2278" calcext:value-type="float">
            <text:p>0.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5459999" calcext:value-type="float">
            <text:p>0.05459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0001" calcext:value-type="float">
            <text:p>0.02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4592001" calcext:value-type="float">
            <text:p>0.45920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2469" calcext:value-type="float">
            <text:p>0.2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00001" calcext:value-type="float">
            <text:p>0.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602999" calcext:value-type="float">
            <text:p>0.0602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0003" calcext:value-type="float">
            <text:p>0.012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489199931" calcext:value-type="float">
            <text:p>0.48919993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2585" calcext:value-type="float">
            <text:p>0.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6460014" calcext:value-type="float">
            <text:p>0.0646001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9998" calcext:value-type="float">
            <text:p>0.040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53460012" calcext:value-type="float">
            <text:p>0.5346001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67001" calcext:value-type="float">
            <text:p>0.1167001</text:p>
          </table:table-cell>
          <table:table-cell office:value-type="float" office:value="0.2225999" calcext:value-type="float">
            <text:p>0.222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7010031" calcext:value-type="float">
            <text:p>0.07010031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9996" calcext:value-type="float">
            <text:p>0.020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6943002701" calcext:value-type="float">
            <text:p>0.69430027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73001" calcext:value-type="float">
            <text:p>0.1173001</text:p>
          </table:table-cell>
          <table:table-cell office:value-type="float" office:value="0.2237" calcext:value-type="float">
            <text:p>0.2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0001" calcext:value-type="float">
            <text:p>0.01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44170011" calcext:value-type="float">
            <text:p>0.4417001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48001" calcext:value-type="float">
            <text:p>0.1148001</text:p>
          </table:table-cell>
          <table:table-cell office:value-type="float" office:value="0.2219" calcext:value-type="float">
            <text:p>0.2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5350001" calcext:value-type="float">
            <text:p>0.05350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0001" calcext:value-type="float">
            <text:p>0.02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4467001201" calcext:value-type="float">
            <text:p>0.446700120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44001" calcext:value-type="float">
            <text:p>0.1344001</text:p>
          </table:table-cell>
          <table:table-cell office:value-type="float" office:value="0.2569" calcext:value-type="float">
            <text:p>0.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6619997" calcext:value-type="float">
            <text:p>0.06619997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9998" calcext:value-type="float">
            <text:p>0.013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51180005" calcext:value-type="float">
            <text:p>0.511800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3581999" calcext:value-type="float">
            <text:p>0.358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671002" calcext:value-type="float">
            <text:p>0.0671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3" calcext:value-type="float">
            <text:p>0.1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7788001" calcext:value-type="float">
            <text:p>0.77880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3059999" calcext:value-type="float">
            <text:p>0.3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7150014" calcext:value-type="float">
            <text:p>0.0715001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59997" calcext:value-type="float">
            <text:p>0.057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61210001" calcext:value-type="float">
            <text:p>0.612100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35001" calcext:value-type="float">
            <text:p>0.1435001</text:p>
          </table:table-cell>
          <table:table-cell office:value-type="float" office:value="0.2704999" calcext:value-type="float">
            <text:p>0.270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7550019" calcext:value-type="float">
            <text:p>0.0755001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.016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54920018" calcext:value-type="float">
            <text:p>0.5492001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82001" calcext:value-type="float">
            <text:p>0.1282001</text:p>
          </table:table-cell>
          <table:table-cell office:value-type="float" office:value="0.2438" calcext:value-type="float">
            <text:p>0.2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6399995" calcext:value-type="float">
            <text:p>0.0639999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0002" calcext:value-type="float">
            <text:p>0.026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5026000701" calcext:value-type="float">
            <text:p>0.50260007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50001" calcext:value-type="float">
            <text:p>0.1250001</text:p>
          </table:table-cell>
          <table:table-cell office:value-type="float" office:value="0.2428" calcext:value-type="float">
            <text:p>0.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6620002" calcext:value-type="float">
            <text:p>0.06620002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9999" calcext:value-type="float">
            <text:p>0.033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50950011" calcext:value-type="float">
            <text:p>0.5095001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77001" calcext:value-type="float">
            <text:p>0.1277001</text:p>
          </table:table-cell>
          <table:table-cell office:value-type="float" office:value="0.3183999" calcext:value-type="float">
            <text:p>0.318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6300009" calcext:value-type="float">
            <text:p>0.0630000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69999" calcext:value-type="float">
            <text:p>0.03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5777000801" calcext:value-type="float">
            <text:p>0.577700080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20001" calcext:value-type="float">
            <text:p>0.1220001</text:p>
          </table:table-cell>
          <table:table-cell office:value-type="float" office:value="0.2671999" calcext:value-type="float">
            <text:p>0.267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6450025" calcext:value-type="float">
            <text:p>0.0645002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9998" calcext:value-type="float">
            <text:p>0.047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5483002301" calcext:value-type="float">
            <text:p>0.54830023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571" calcext:value-type="float">
            <text:p>0.2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689991" calcext:value-type="float">
            <text:p>0.0568999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9999" calcext:value-type="float">
            <text:p>0.023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509399901" calcext:value-type="float">
            <text:p>0.50939990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22001" calcext:value-type="float">
            <text:p>0.1222001</text:p>
          </table:table-cell>
          <table:table-cell office:value-type="float" office:value="0.233" calcext:value-type="float">
            <text:p>0.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850006" calcext:value-type="float">
            <text:p>0.0585000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19998" calcext:value-type="float">
            <text:p>0.013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46230014" calcext:value-type="float">
            <text:p>0.4623001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60001" calcext:value-type="float">
            <text:p>0.1260001</text:p>
          </table:table-cell>
          <table:table-cell office:value-type="float" office:value="0.2398001" calcext:value-type="float">
            <text:p>0.23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5859986" calcext:value-type="float">
            <text:p>0.0585998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9999" calcext:value-type="float">
            <text:p>0.016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47800005" calcext:value-type="float">
            <text:p>0.4780000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2591999" calcext:value-type="float">
            <text:p>0.259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6460029" calcext:value-type="float">
            <text:p>0.0646002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9999" calcext:value-type="float">
            <text:p>0.04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536800181" calcext:value-type="float">
            <text:p>0.53680018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52001" calcext:value-type="float">
            <text:p>0.1352001</text:p>
          </table:table-cell>
          <table:table-cell office:value-type="float" office:value="0.2582999" calcext:value-type="float">
            <text:p>0.258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7050019" calcext:value-type="float">
            <text:p>0.0705001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51990019" calcext:value-type="float">
            <text:p>0.5199001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79002" calcext:value-type="float">
            <text:p>0.1279002</text:p>
          </table:table-cell>
          <table:table-cell office:value-type="float" office:value="0.2511001" calcext:value-type="float">
            <text:p>0.25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6539997" calcext:value-type="float">
            <text:p>0.0653999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9997" calcext:value-type="float">
            <text:p>0.032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51360024" calcext:value-type="float">
            <text:p>0.5136002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14001" calcext:value-type="float">
            <text:p>0.1214001</text:p>
          </table:table-cell>
          <table:table-cell office:value-type="float" office:value="0.2329001" calcext:value-type="float">
            <text:p>0.23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8149989" calcext:value-type="float">
            <text:p>0.0814998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0001" calcext:value-type="float">
            <text:p>0.0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4870001001" calcext:value-type="float">
            <text:p>0.487000100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76001" calcext:value-type="float">
            <text:p>0.1176001</text:p>
          </table:table-cell>
          <table:table-cell office:value-type="float" office:value="0.2159" calcext:value-type="float">
            <text:p>0.2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049999" calcext:value-type="float">
            <text:p>0.05049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9999" calcext:value-type="float">
            <text:p>0.01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42880008" calcext:value-type="float">
            <text:p>0.4288000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33" calcext:value-type="float">
            <text:p>0.133</text:p>
          </table:table-cell>
          <table:table-cell office:value-type="float" office:value="0.2535" calcext:value-type="float">
            <text:p>0.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629984" calcext:value-type="float">
            <text:p>0.0562998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9996" calcext:value-type="float">
            <text:p>0.0308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5125998" calcext:value-type="float">
            <text:p>0.512599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365001" calcext:value-type="float">
            <text:p>0.1365001</text:p>
          </table:table-cell>
          <table:table-cell office:value-type="float" office:value="0.2485" calcext:value-type="float">
            <text:p>0.2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6629997" calcext:value-type="float">
            <text:p>0.0662999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9999" calcext:value-type="float">
            <text:p>0.013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50740006" calcext:value-type="float">
            <text:p>0.5074000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72001" calcext:value-type="float">
            <text:p>0.1172001</text:p>
          </table:table-cell>
          <table:table-cell office:value-type="float" office:value="0.2313" calcext:value-type="float">
            <text:p>0.2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5620003" calcext:value-type="float">
            <text:p>0.0562000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9999" calcext:value-type="float">
            <text:p>0.028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4680001211" calcext:value-type="float">
            <text:p>0.468000121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2802" calcext:value-type="float">
            <text:p>0.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5990022" calcext:value-type="float">
            <text:p>0.0599002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5" calcext:value-type="float">
            <text:p>0.1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62160022" calcext:value-type="float">
            <text:p>0.6216002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2977999" calcext:value-type="float">
            <text:p>0.297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200001" calcext:value-type="float">
            <text:p>0.0062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0012" calcext:value-type="float">
            <text:p>0.0778001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0001" calcext:value-type="float">
            <text:p>0.01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584700031" calcext:value-type="float">
            <text:p>0.58470003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7" calcext:value-type="float">
            <text:p>0.0007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5:.AG45])" office:value-type="float" office:value="0.0085" calcext:value-type="float">
            <text:p>0.008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247001" calcext:value-type="float">
            <text:p>0.1247001</text:p>
          </table:table-cell>
          <table:table-cell office:value-type="float" office:value="0.2504" calcext:value-type="float">
            <text:p>0.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6409987" calcext:value-type="float">
            <text:p>0.0640998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9998" calcext:value-type="float">
            <text:p>0.034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50889995" calcext:value-type="float">
            <text:p>0.5088999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308001" calcext:value-type="float">
            <text:p>0.1308001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6150038" calcext:value-type="float">
            <text:p>0.0615003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0003" calcext:value-type="float">
            <text:p>0.037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53950051" calcext:value-type="float">
            <text:p>0.5395005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180001" calcext:value-type="float">
            <text:p>0.1180001</text:p>
          </table:table-cell>
          <table:table-cell office:value-type="float" office:value="0.2241" calcext:value-type="float">
            <text:p>0.2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229994" calcext:value-type="float">
            <text:p>0.0522999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0001" calcext:value-type="float">
            <text:p>0.011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43850005" calcext:value-type="float">
            <text:p>0.4385000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2473" calcext:value-type="float">
            <text:p>0.2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779994" calcext:value-type="float">
            <text:p>0.0577999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1" calcext:value-type="float">
            <text:p>0.02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50099995" calcext:value-type="float">
            <text:p>0.5009999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35001" calcext:value-type="float">
            <text:p>0.1235001</text:p>
          </table:table-cell>
          <table:table-cell office:value-type="float" office:value="0.2486001" calcext:value-type="float">
            <text:p>0.24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6219997" calcext:value-type="float">
            <text:p>0.0621999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9999" calcext:value-type="float">
            <text:p>0.026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49830016" calcext:value-type="float">
            <text:p>0.4983001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93001" calcext:value-type="float">
            <text:p>0.1493001</text:p>
          </table:table-cell>
          <table:table-cell office:value-type="float" office:value="0.4067999" calcext:value-type="float">
            <text:p>0.406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00001" calcext:value-type="float">
            <text:p>0.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6770019" calcext:value-type="float">
            <text:p>0.0677001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9995" calcext:value-type="float">
            <text:p>0.030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699600141" calcext:value-type="float">
            <text:p>0.69960014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07001" calcext:value-type="float">
            <text:p>0.1307001</text:p>
          </table:table-cell>
          <table:table-cell office:value-type="float" office:value="0.2662999" calcext:value-type="float">
            <text:p>0.266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360009" calcext:value-type="float">
            <text:p>0.0636000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20001" calcext:value-type="float">
            <text:p>0.069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5661001011" calcext:value-type="float">
            <text:p>0.566100101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217001" calcext:value-type="float">
            <text:p>0.1217001</text:p>
          </table:table-cell>
          <table:table-cell office:value-type="float" office:value="0.2306001" calcext:value-type="float">
            <text:p>0.23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5959999" calcext:value-type="float">
            <text:p>0.05959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69999" calcext:value-type="float">
            <text:p>0.02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4664001811" calcext:value-type="float">
            <text:p>0.466400181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107001" calcext:value-type="float">
            <text:p>0.1107001</text:p>
          </table:table-cell>
          <table:table-cell office:value-type="float" office:value="0.2133" calcext:value-type="float">
            <text:p>0.2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5079992" calcext:value-type="float">
            <text:p>0.0507999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0002" calcext:value-type="float">
            <text:p>0.013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42060004" calcext:value-type="float">
            <text:p>0.4206000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103001" calcext:value-type="float">
            <text:p>0.1103001</text:p>
          </table:table-cell>
          <table:table-cell office:value-type="float" office:value="0.2274" calcext:value-type="float">
            <text:p>0.2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329997" calcext:value-type="float">
            <text:p>0.0532999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0001" calcext:value-type="float">
            <text:p>0.056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4806000799" calcext:value-type="float">
            <text:p>0.480600079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108001" calcext:value-type="float">
            <text:p>0.1108001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4959998" calcext:value-type="float">
            <text:p>0.04959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4114000799" calcext:value-type="float">
            <text:p>0.411400079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208001" calcext:value-type="float">
            <text:p>0.1208001</text:p>
          </table:table-cell>
          <table:table-cell office:value-type="float" office:value="0.2413001" calcext:value-type="float">
            <text:p>0.24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5670002" calcext:value-type="float">
            <text:p>0.05670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00001" calcext:value-type="float">
            <text:p>0.02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484100231" calcext:value-type="float">
            <text:p>0.48410023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136001" calcext:value-type="float">
            <text:p>0.1136001</text:p>
          </table:table-cell>
          <table:table-cell office:value-type="float" office:value="0.2180001" calcext:value-type="float">
            <text:p>0.21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119999" calcext:value-type="float">
            <text:p>0.05119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9" calcext:value-type="float">
            <text:p>0.016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4323001799" calcext:value-type="float">
            <text:p>0.432300179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103001" calcext:value-type="float">
            <text:p>0.1103001</text:p>
          </table:table-cell>
          <table:table-cell office:value-type="float" office:value="0.2090001" calcext:value-type="float">
            <text:p>0.2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4929992" calcext:value-type="float">
            <text:p>0.0492999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4108001199" calcext:value-type="float">
            <text:p>0.410800119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104001" calcext:value-type="float">
            <text:p>0.1104001</text:p>
          </table:table-cell>
          <table:table-cell office:value-type="float" office:value="0.2087" calcext:value-type="float">
            <text:p>0.2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7310016" calcext:value-type="float">
            <text:p>0.0731001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9999" calcext:value-type="float">
            <text:p>0.021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60870025" calcext:value-type="float">
            <text:p>0.6087002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118001" calcext:value-type="float">
            <text:p>0.1118001</text:p>
          </table:table-cell>
          <table:table-cell office:value-type="float" office:value="0.2049" calcext:value-type="float">
            <text:p>0.2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4989998" calcext:value-type="float">
            <text:p>0.04989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41250008" calcext:value-type="float">
            <text:p>0.4125000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43001" calcext:value-type="float">
            <text:p>0.1043001</text:p>
          </table:table-cell>
          <table:table-cell office:value-type="float" office:value="0.2064" calcext:value-type="float">
            <text:p>0.2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4889998" calcext:value-type="float">
            <text:p>0.04889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9998" calcext:value-type="float">
            <text:p>0.017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40840006" calcext:value-type="float">
            <text:p>0.4084000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131001" calcext:value-type="float">
            <text:p>0.1131001</text:p>
          </table:table-cell>
          <table:table-cell office:value-type="float" office:value="0.2167" calcext:value-type="float">
            <text:p>0.2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5019985" calcext:value-type="float">
            <text:p>0.0501998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0003" calcext:value-type="float">
            <text:p>0.017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4301999799" calcext:value-type="float">
            <text:p>0.430199979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18001" calcext:value-type="float">
            <text:p>0.1218001</text:p>
          </table:table-cell>
          <table:table-cell office:value-type="float" office:value="0.2351001" calcext:value-type="float">
            <text:p>0.23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5669999" calcext:value-type="float">
            <text:p>0.05669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49999" calcext:value-type="float">
            <text:p>0.025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47450018" calcext:value-type="float">
            <text:p>0.4745001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183001" calcext:value-type="float">
            <text:p>0.1183001</text:p>
          </table:table-cell>
          <table:table-cell office:value-type="float" office:value="0.2217" calcext:value-type="float">
            <text:p>0.2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5069999" calcext:value-type="float">
            <text:p>0.05069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9999" calcext:value-type="float">
            <text:p>0.013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44040008" calcext:value-type="float">
            <text:p>0.4404000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62001" calcext:value-type="float">
            <text:p>0.1262001</text:p>
          </table:table-cell>
          <table:table-cell office:value-type="float" office:value="0.2369" calcext:value-type="float">
            <text:p>0.2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589992" calcext:value-type="float">
            <text:p>0.0558999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9999" calcext:value-type="float">
            <text:p>0.014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4668000101" calcext:value-type="float">
            <text:p>0.466800010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114001" calcext:value-type="float">
            <text:p>0.1114001</text:p>
          </table:table-cell>
          <table:table-cell office:value-type="float" office:value="0.2078" calcext:value-type="float">
            <text:p>0.2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4939992" calcext:value-type="float">
            <text:p>0.0493999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9999" calcext:value-type="float">
            <text:p>0.011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41150001" calcext:value-type="float">
            <text:p>0.4115000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150001" calcext:value-type="float">
            <text:p>0.1150001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5359986" calcext:value-type="float">
            <text:p>0.0535998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9999" calcext:value-type="float">
            <text:p>0.01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43149995" calcext:value-type="float">
            <text:p>0.4314999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131001" calcext:value-type="float">
            <text:p>0.1131001</text:p>
          </table:table-cell>
          <table:table-cell office:value-type="float" office:value="0.2318" calcext:value-type="float">
            <text:p>0.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409993" calcext:value-type="float">
            <text:p>0.0540999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44970003" calcext:value-type="float">
            <text:p>0.4497000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147001" calcext:value-type="float">
            <text:p>0.1147001</text:p>
          </table:table-cell>
          <table:table-cell office:value-type="float" office:value="0.2362" calcext:value-type="float">
            <text:p>0.2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31999" calcext:value-type="float">
            <text:p>0.0531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60001" calcext:value-type="float">
            <text:p>0.04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48850001" calcext:value-type="float">
            <text:p>0.4885000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227001" calcext:value-type="float">
            <text:p>0.1227001</text:p>
          </table:table-cell>
          <table:table-cell office:value-type="float" office:value="0.2215" calcext:value-type="float">
            <text:p>0.2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552999" calcext:value-type="float">
            <text:p>0.0552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0001" calcext:value-type="float">
            <text:p>0.01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44790001" calcext:value-type="float">
            <text:p>0.4479000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143002" calcext:value-type="float">
            <text:p>0.1143002</text:p>
          </table:table-cell>
          <table:table-cell office:value-type="float" office:value="0.2121" calcext:value-type="float">
            <text:p>0.2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919994" calcext:value-type="float">
            <text:p>0.0491999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4203001401" calcext:value-type="float">
            <text:p>0.420300140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135001" calcext:value-type="float">
            <text:p>0.1135001</text:p>
          </table:table-cell>
          <table:table-cell office:value-type="float" office:value="0.2036" calcext:value-type="float">
            <text:p>0.2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4879986" calcext:value-type="float">
            <text:p>0.0487998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4084999601" calcext:value-type="float">
            <text:p>0.408499960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109001" calcext:value-type="float">
            <text:p>0.1109001</text:p>
          </table:table-cell>
          <table:table-cell office:value-type="float" office:value="0.2084" calcext:value-type="float">
            <text:p>0.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5470001" calcext:value-type="float">
            <text:p>0.05470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0001" calcext:value-type="float">
            <text:p>0.021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43320012" calcext:value-type="float">
            <text:p>0.4332001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142001" calcext:value-type="float">
            <text:p>0.1142001</text:p>
          </table:table-cell>
          <table:table-cell office:value-type="float" office:value="0.2073" calcext:value-type="float">
            <text:p>0.2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5059997" calcext:value-type="float">
            <text:p>0.05059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" calcext:value-type="float">
            <text:p>0.0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42270007" calcext:value-type="float">
            <text:p>0.4227000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104001" calcext:value-type="float">
            <text:p>0.1104001</text:p>
          </table:table-cell>
          <table:table-cell office:value-type="float" office:value="0.2108001" calcext:value-type="float">
            <text:p>0.21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979979" calcext:value-type="float">
            <text:p>0.0497997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4252999899" calcext:value-type="float">
            <text:p>0.425299989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137001" calcext:value-type="float">
            <text:p>0.1137001</text:p>
          </table:table-cell>
          <table:table-cell office:value-type="float" office:value="0.2302" calcext:value-type="float">
            <text:p>0.2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129991" calcext:value-type="float">
            <text:p>0.0512999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0002" calcext:value-type="float">
            <text:p>0.029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4577000299" calcext:value-type="float">
            <text:p>0.457700029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116001" calcext:value-type="float">
            <text:p>0.1116001</text:p>
          </table:table-cell>
          <table:table-cell office:value-type="float" office:value="0.2225" calcext:value-type="float">
            <text:p>0.2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9999" calcext:value-type="float">
            <text:p>0.029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4465000899" calcext:value-type="float">
            <text:p>0.446500089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282001" calcext:value-type="float">
            <text:p>0.1282001</text:p>
          </table:table-cell>
          <table:table-cell office:value-type="float" office:value="0.2349" calcext:value-type="float">
            <text:p>0.2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5499992" calcext:value-type="float">
            <text:p>0.0549999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50003" calcext:value-type="float">
            <text:p>0.065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51720005" calcext:value-type="float">
            <text:p>0.5172000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190001" calcext:value-type="float">
            <text:p>0.1190001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5769994" calcext:value-type="float">
            <text:p>0.0576999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" calcext:value-type="float">
            <text:p>0.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471700041" calcext:value-type="float">
            <text:p>0.47170004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144001" calcext:value-type="float">
            <text:p>0.1144001</text:p>
          </table:table-cell>
          <table:table-cell office:value-type="float" office:value="0.2114" calcext:value-type="float">
            <text:p>0.2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4930008" calcext:value-type="float">
            <text:p>0.0493000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9998" calcext:value-type="float">
            <text:p>0.013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4214001599" calcext:value-type="float">
            <text:p>0.421400159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152001" calcext:value-type="float">
            <text:p>0.1152001</text:p>
          </table:table-cell>
          <table:table-cell office:value-type="float" office:value="0.2328001" calcext:value-type="float">
            <text:p>0.23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5629987" calcext:value-type="float">
            <text:p>0.0562998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9999" calcext:value-type="float">
            <text:p>0.02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46480006" calcext:value-type="float">
            <text:p>0.4648000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75001" calcext:value-type="float">
            <text:p>0.1175001</text:p>
          </table:table-cell>
          <table:table-cell office:value-type="float" office:value="0.2099001" calcext:value-type="float">
            <text:p>0.20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999998" calcext:value-type="float">
            <text:p>0.04999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9998" calcext:value-type="float">
            <text:p>0.011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42030016" calcext:value-type="float">
            <text:p>0.4203001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145001" calcext:value-type="float">
            <text:p>0.1145001</text:p>
          </table:table-cell>
          <table:table-cell office:value-type="float" office:value="0.2092" calcext:value-type="float">
            <text:p>0.2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4919996" calcext:value-type="float">
            <text:p>0.0491999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00018" calcext:value-type="float">
            <text:p>0.00850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4127000781" calcext:value-type="float">
            <text:p>0.412700078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119001" calcext:value-type="float">
            <text:p>0.1119001</text:p>
          </table:table-cell>
          <table:table-cell office:value-type="float" office:value="0.2241" calcext:value-type="float">
            <text:p>0.2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4969997" calcext:value-type="float">
            <text:p>0.04969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0002" calcext:value-type="float">
            <text:p>0.021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44010009" calcext:value-type="float">
            <text:p>0.4401000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185001" calcext:value-type="float">
            <text:p>0.1185001</text:p>
          </table:table-cell>
          <table:table-cell office:value-type="float" office:value="0.2438" calcext:value-type="float">
            <text:p>0.2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669979" calcext:value-type="float">
            <text:p>0.0566997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6" calcext:value-type="float">
            <text:p>0.0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51029989" calcext:value-type="float">
            <text:p>0.5102998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13001" calcext:value-type="float">
            <text:p>0.1213001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3229998" calcext:value-type="float">
            <text:p>0.322999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999" calcext:value-type="float">
            <text:p>0.017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7187998901" calcext:value-type="float">
            <text:p>0.718799890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149001" calcext:value-type="float">
            <text:p>0.1149001</text:p>
          </table:table-cell>
          <table:table-cell office:value-type="float" office:value="0.2253001" calcext:value-type="float">
            <text:p>0.22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229992" calcext:value-type="float">
            <text:p>0.0522999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43570012" calcext:value-type="float">
            <text:p>0.4357001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28001" calcext:value-type="float">
            <text:p>0.1128001</text:p>
          </table:table-cell>
          <table:table-cell office:value-type="float" office:value="0.2082001" calcext:value-type="float">
            <text:p>0.20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4989996" calcext:value-type="float">
            <text:p>0.0498999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0001" calcext:value-type="float">
            <text:p>0.02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42470017" calcext:value-type="float">
            <text:p>0.4247001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39001" calcext:value-type="float">
            <text:p>0.1139001</text:p>
          </table:table-cell>
          <table:table-cell office:value-type="float" office:value="0.2055" calcext:value-type="float">
            <text:p>0.2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949996" calcext:value-type="float">
            <text:p>0.0494999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41430006" calcext:value-type="float">
            <text:p>0.4143000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05001" calcext:value-type="float">
            <text:p>0.1105001</text:p>
          </table:table-cell>
          <table:table-cell office:value-type="float" office:value="0.2046" calcext:value-type="float">
            <text:p>0.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4809986" calcext:value-type="float">
            <text:p>0.0480998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9999" calcext:value-type="float">
            <text:p>0.01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40579995" calcext:value-type="float">
            <text:p>0.4057999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32001" calcext:value-type="float">
            <text:p>0.1132001</text:p>
          </table:table-cell>
          <table:table-cell office:value-type="float" office:value="0.2043001" calcext:value-type="float">
            <text:p>0.20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779988" calcext:value-type="float">
            <text:p>0.0477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001" calcext:value-type="float">
            <text:p>0.01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41020009" calcext:value-type="float">
            <text:p>0.41020009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098001" calcext:value-type="float">
            <text:p>0.1098001</text:p>
          </table:table-cell>
          <table:table-cell office:value-type="float" office:value="0.2256001" calcext:value-type="float">
            <text:p>0.225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5379993" calcext:value-type="float">
            <text:p>0.0537999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0001" calcext:value-type="float">
            <text:p>0.05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47610014" calcext:value-type="float">
            <text:p>0.4761001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134001" calcext:value-type="float">
            <text:p>0.1134001</text:p>
          </table:table-cell>
          <table:table-cell office:value-type="float" office:value="0.2102001" calcext:value-type="float">
            <text:p>0.21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029989" calcext:value-type="float">
            <text:p>0.0502998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9998" calcext:value-type="float">
            <text:p>0.02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43030007" calcext:value-type="float">
            <text:p>0.4303000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257001" calcext:value-type="float">
            <text:p>0.1257001</text:p>
          </table:table-cell>
          <table:table-cell office:value-type="float" office:value="0.2101" calcext:value-type="float">
            <text:p>0.2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5399991" calcext:value-type="float">
            <text:p>0.0539999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0002" calcext:value-type="float">
            <text:p>0.023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44620003" calcext:value-type="float">
            <text:p>0.4462000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094001" calcext:value-type="float">
            <text:p>0.1094001</text:p>
          </table:table-cell>
          <table:table-cell office:value-type="float" office:value="0.2037" calcext:value-type="float">
            <text:p>0.2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969988" calcext:value-type="float">
            <text:p>0.0496998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0001" calcext:value-type="float">
            <text:p>0.011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4090999899" calcext:value-type="float">
            <text:p>0.409099989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41001" calcext:value-type="float">
            <text:p>0.1141001</text:p>
          </table:table-cell>
          <table:table-cell office:value-type="float" office:value="0.2038" calcext:value-type="float">
            <text:p>0.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484999" calcext:value-type="float">
            <text:p>0.048499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4089999999" calcext:value-type="float">
            <text:p>0.408999999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77001" calcext:value-type="float">
            <text:p>0.1177001</text:p>
          </table:table-cell>
          <table:table-cell office:value-type="float" office:value="0.2462001" calcext:value-type="float">
            <text:p>0.24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5429998" calcext:value-type="float">
            <text:p>0.0542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9999" calcext:value-type="float">
            <text:p>0.066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52020017" calcext:value-type="float">
            <text:p>0.5202001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06001" calcext:value-type="float">
            <text:p>0.1206001</text:p>
          </table:table-cell>
          <table:table-cell office:value-type="float" office:value="0.2472" calcext:value-type="float">
            <text:p>0.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720002" calcext:value-type="float">
            <text:p>0.05720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9999" calcext:value-type="float">
            <text:p>0.052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51180011" calcext:value-type="float">
            <text:p>0.5118001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125001" calcext:value-type="float">
            <text:p>0.1125001</text:p>
          </table:table-cell>
          <table:table-cell office:value-type="float" office:value="0.2096" calcext:value-type="float">
            <text:p>0.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310003" calcext:value-type="float">
            <text:p>0.0531000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0001" calcext:value-type="float">
            <text:p>0.04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45400014" calcext:value-type="float">
            <text:p>0.4540001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155001" calcext:value-type="float">
            <text:p>0.1155001</text:p>
          </table:table-cell>
          <table:table-cell office:value-type="float" office:value="0.2113" calcext:value-type="float">
            <text:p>0.2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059994" calcext:value-type="float">
            <text:p>0.0505999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0001" calcext:value-type="float">
            <text:p>0.012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42310005" calcext:value-type="float">
            <text:p>0.4231000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61001" calcext:value-type="float">
            <text:p>0.1361001</text:p>
          </table:table-cell>
          <table:table-cell office:value-type="float" office:value="0.2573" calcext:value-type="float">
            <text:p>0.2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340016" calcext:value-type="float">
            <text:p>0.0634001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0004" calcext:value-type="float">
            <text:p>0.032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5319003" calcext:value-type="float">
            <text:p>0.531900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23001" calcext:value-type="float">
            <text:p>0.1223001</text:p>
          </table:table-cell>
          <table:table-cell office:value-type="float" office:value="0.2364001" calcext:value-type="float">
            <text:p>0.23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0002" calcext:value-type="float">
            <text:p>0.033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4842002201" calcext:value-type="float">
            <text:p>0.48420022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170001" calcext:value-type="float">
            <text:p>0.1170001</text:p>
          </table:table-cell>
          <table:table-cell office:value-type="float" office:value="0.2392" calcext:value-type="float">
            <text:p>0.2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910001" calcext:value-type="float">
            <text:p>0.191000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6840013" calcext:value-type="float">
            <text:p>0.0684001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79997" calcext:value-type="float">
            <text:p>0.0217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6843003" calcext:value-type="float">
            <text:p>0.684300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380001" calcext:value-type="float">
            <text:p>0.1380001</text:p>
          </table:table-cell>
          <table:table-cell office:value-type="float" office:value="0.2356" calcext:value-type="float">
            <text:p>0.2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210004" calcext:value-type="float">
            <text:p>0.0521000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49998" calcext:value-type="float">
            <text:p>0.025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48530012" calcext:value-type="float">
            <text:p>0.485300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149001" calcext:value-type="float">
            <text:p>0.1149001</text:p>
          </table:table-cell>
          <table:table-cell office:value-type="float" office:value="0.2201001" calcext:value-type="float">
            <text:p>0.22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5139999" calcext:value-type="float">
            <text:p>0.05139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9999" calcext:value-type="float">
            <text:p>0.010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4304001799" calcext:value-type="float">
            <text:p>0.430400179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201001" calcext:value-type="float">
            <text:p>0.1201001</text:p>
          </table:table-cell>
          <table:table-cell office:value-type="float" office:value="0.2385" calcext:value-type="float">
            <text:p>0.2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2" calcext:value-type="float">
            <text:p>0.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6349994" calcext:value-type="float">
            <text:p>0.0634999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0002" calcext:value-type="float">
            <text:p>0.022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48160006" calcext:value-type="float">
            <text:p>0.4816000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223001" calcext:value-type="float">
            <text:p>0.1223001</text:p>
          </table:table-cell>
          <table:table-cell office:value-type="float" office:value="0.2313001" calcext:value-type="float">
            <text:p>0.23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889993" calcext:value-type="float">
            <text:p>0.0588999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" calcext:value-type="float">
            <text:p>0.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46310013" calcext:value-type="float">
            <text:p>0.4631001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455" calcext:value-type="float">
            <text:p>0.1455</text:p>
          </table:table-cell>
          <table:table-cell office:value-type="float" office:value="0.2891999" calcext:value-type="float">
            <text:p>0.289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6300031" calcext:value-type="float">
            <text:p>0.0630003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29996" calcext:value-type="float">
            <text:p>0.0192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57010017" calcext:value-type="float">
            <text:p>0.5701001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323001" calcext:value-type="float">
            <text:p>0.1323001</text:p>
          </table:table-cell>
          <table:table-cell office:value-type="float" office:value="0.3483998" calcext:value-type="float">
            <text:p>0.348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6730025" calcext:value-type="float">
            <text:p>0.06730025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0001" calcext:value-type="float">
            <text:p>0.02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62050016" calcext:value-type="float">
            <text:p>0.6205001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236001" calcext:value-type="float">
            <text:p>0.1236001</text:p>
          </table:table-cell>
          <table:table-cell office:value-type="float" office:value="0.2248" calcext:value-type="float">
            <text:p>0.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0002" calcext:value-type="float">
            <text:p>0.023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4912001201" calcext:value-type="float">
            <text:p>0.491200120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135001" calcext:value-type="float">
            <text:p>0.1135001</text:p>
          </table:table-cell>
          <table:table-cell office:value-type="float" office:value="0.2404001" calcext:value-type="float">
            <text:p>0.24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6459976" calcext:value-type="float">
            <text:p>0.0645997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0002" calcext:value-type="float">
            <text:p>0.032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48669998" calcext:value-type="float">
            <text:p>0.4866999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55001" calcext:value-type="float">
            <text:p>0.1255001</text:p>
          </table:table-cell>
          <table:table-cell office:value-type="float" office:value="0.2613997" calcext:value-type="float">
            <text:p>0.2613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9996" calcext:value-type="float">
            <text:p>0.0304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724799761" calcext:value-type="float">
            <text:p>0.72479976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231001" calcext:value-type="float">
            <text:p>0.1231001</text:p>
          </table:table-cell>
          <table:table-cell office:value-type="float" office:value="0.2321001" calcext:value-type="float">
            <text:p>0.23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2488002" calcext:value-type="float">
            <text:p>0.2488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9996" calcext:value-type="float">
            <text:p>0.0211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65960036" calcext:value-type="float">
            <text:p>0.6596003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542" calcext:value-type="float">
            <text:p>0.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6070011" calcext:value-type="float">
            <text:p>0.0607001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00001" calcext:value-type="float">
            <text:p>0.03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52430012" calcext:value-type="float">
            <text:p>0.5243001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455001" calcext:value-type="float">
            <text:p>0.1455001</text:p>
          </table:table-cell>
          <table:table-cell office:value-type="float" office:value="0.3777998" calcext:value-type="float">
            <text:p>0.377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7270039" calcext:value-type="float">
            <text:p>0.0727003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19996" calcext:value-type="float">
            <text:p>0.0621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698100251" calcext:value-type="float">
            <text:p>0.69810025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130001" calcext:value-type="float">
            <text:p>0.1130001</text:p>
          </table:table-cell>
          <table:table-cell office:value-type="float" office:value="0.2702998" calcext:value-type="float">
            <text:p>0.270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646001" calcext:value-type="float">
            <text:p>0.064600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50001" calcext:value-type="float">
            <text:p>0.093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5781000101" calcext:value-type="float">
            <text:p>0.578100010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499002" calcext:value-type="float">
            <text:p>0.1499002</text:p>
          </table:table-cell>
          <table:table-cell office:value-type="float" office:value="0.2463001" calcext:value-type="float">
            <text:p>0.24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6099987" calcext:value-type="float">
            <text:p>0.06099987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0002" calcext:value-type="float">
            <text:p>0.021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5165001901" calcext:value-type="float">
            <text:p>0.516500190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55001" calcext:value-type="float">
            <text:p>0.1255001</text:p>
          </table:table-cell>
          <table:table-cell office:value-type="float" office:value="0.2458" calcext:value-type="float">
            <text:p>0.2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5809994" calcext:value-type="float">
            <text:p>0.0580999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9999" calcext:value-type="float">
            <text:p>0.02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49430003" calcext:value-type="float">
            <text:p>0.4943000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389001" calcext:value-type="float">
            <text:p>0.1389001</text:p>
          </table:table-cell>
          <table:table-cell office:value-type="float" office:value="0.2700999" calcext:value-type="float">
            <text:p>0.270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6630024" calcext:value-type="float">
            <text:p>0.06630024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53060024" calcext:value-type="float">
            <text:p>0.5306002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407001" calcext:value-type="float">
            <text:p>0.1407001</text:p>
          </table:table-cell>
          <table:table-cell office:value-type="float" office:value="0.3236999" calcext:value-type="float">
            <text:p>0.323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6840036" calcext:value-type="float">
            <text:p>0.0684003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59910036" calcext:value-type="float">
            <text:p>0.5991003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02001" calcext:value-type="float">
            <text:p>0.1302001</text:p>
          </table:table-cell>
          <table:table-cell office:value-type="float" office:value="0.2608999" calcext:value-type="float">
            <text:p>0.260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740036" calcext:value-type="float">
            <text:p>0.0774003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9996" calcext:value-type="float">
            <text:p>0.0697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57710032" calcext:value-type="float">
            <text:p>0.5771003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344001" calcext:value-type="float">
            <text:p>0.1344001</text:p>
          </table:table-cell>
          <table:table-cell office:value-type="float" office:value="0.2512999" calcext:value-type="float">
            <text:p>0.251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5229989" calcext:value-type="float">
            <text:p>0.0522998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0001" calcext:value-type="float">
            <text:p>0.02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4934999001" calcext:value-type="float">
            <text:p>0.493499900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282001" calcext:value-type="float">
            <text:p>0.1282001</text:p>
          </table:table-cell>
          <table:table-cell office:value-type="float" office:value="0.2344001" calcext:value-type="float">
            <text:p>0.23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5759998" calcext:value-type="float">
            <text:p>0.0575999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0001" calcext:value-type="float">
            <text:p>0.01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47320019" calcext:value-type="float">
            <text:p>0.4732001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179001" calcext:value-type="float">
            <text:p>0.1179001</text:p>
          </table:table-cell>
          <table:table-cell office:value-type="float" office:value="0.2607999" calcext:value-type="float">
            <text:p>0.260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576001" calcext:value-type="float">
            <text:p>0.0576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9998" calcext:value-type="float">
            <text:p>0.033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50490008" calcext:value-type="float">
            <text:p>0.5049000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270001" calcext:value-type="float">
            <text:p>0.1270001</text:p>
          </table:table-cell>
          <table:table-cell office:value-type="float" office:value="0.2335001" calcext:value-type="float">
            <text:p>0.23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5629991" calcext:value-type="float">
            <text:p>0.0562999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0001" calcext:value-type="float">
            <text:p>0.01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4710001199" calcext:value-type="float">
            <text:p>0.4710001199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232001" calcext:value-type="float">
            <text:p>0.1232001</text:p>
          </table:table-cell>
          <table:table-cell office:value-type="float" office:value="0.2509" calcext:value-type="float">
            <text:p>0.2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6080021" calcext:value-type="float">
            <text:p>0.0608002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9" calcext:value-type="float">
            <text:p>0.0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52720031" calcext:value-type="float">
            <text:p>0.5272003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368001" calcext:value-type="float">
            <text:p>0.1368001</text:p>
          </table:table-cell>
          <table:table-cell office:value-type="float" office:value="0.2333" calcext:value-type="float">
            <text:p>0.2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5979998" calcext:value-type="float">
            <text:p>0.0597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20002" calcext:value-type="float">
            <text:p>0.020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4862001" calcext:value-type="float">
            <text:p>0.486200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387001" calcext:value-type="float">
            <text:p>0.1387001</text:p>
          </table:table-cell>
          <table:table-cell office:value-type="float" office:value="0.2641999" calcext:value-type="float">
            <text:p>0.264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6059998" calcext:value-type="float">
            <text:p>0.06059998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00012" calcext:value-type="float">
            <text:p>0.0097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513899992" calcext:value-type="float">
            <text:p>0.51389999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3669999" calcext:value-type="float">
            <text:p>0.36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960006" calcext:value-type="float">
            <text:p>0.06960006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9999" calcext:value-type="float">
            <text:p>0.059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69909995" calcext:value-type="float">
            <text:p>0.69909995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562002" calcext:value-type="float">
            <text:p>0.1562002</text:p>
          </table:table-cell>
          <table:table-cell office:value-type="float" office:value="0.3189999" calcext:value-type="float">
            <text:p>0.31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7250001" calcext:value-type="float">
            <text:p>0.07250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0005" calcext:value-type="float">
            <text:p>0.059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65290016" calcext:value-type="float">
            <text:p>0.6529001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375001" calcext:value-type="float">
            <text:p>0.1375001</text:p>
          </table:table-cell>
          <table:table-cell office:value-type="float" office:value="0.2376" calcext:value-type="float">
            <text:p>0.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6250002" calcext:value-type="float">
            <text:p>0.0625000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70005" calcext:value-type="float">
            <text:p>0.0487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52240017" calcext:value-type="float">
            <text:p>0.52240017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367002" calcext:value-type="float">
            <text:p>0.1367002</text:p>
          </table:table-cell>
          <table:table-cell office:value-type="float" office:value="0.2708999" calcext:value-type="float">
            <text:p>0.270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6330015" calcext:value-type="float">
            <text:p>0.06330015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" calcext:value-type="float">
            <text:p>0.0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550100251" calcext:value-type="float">
            <text:p>0.55010025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19" calcext:value-type="float">
            <text:p>0.001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7" calcext:value-type="float">
            <text:p>0.0007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134:.AG134])" office:value-type="float" office:value="0.0088999999" calcext:value-type="float">
            <text:p>0.008899999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407001" calcext:value-type="float">
            <text:p>0.1407001</text:p>
          </table:table-cell>
          <table:table-cell office:value-type="float" office:value="0.2663" calcext:value-type="float">
            <text:p>0.2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5185001" calcext:value-type="float">
            <text:p>0.518500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2675999" calcext:value-type="float">
            <text:p>0.267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7190034" calcext:value-type="float">
            <text:p>0.0719003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9" calcext:value-type="float">
            <text:p>0.0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5393002401" calcext:value-type="float">
            <text:p>0.539300240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265001" calcext:value-type="float">
            <text:p>0.1265001</text:p>
          </table:table-cell>
          <table:table-cell office:value-type="float" office:value="0.2472" calcext:value-type="float">
            <text:p>0.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5479996" calcext:value-type="float">
            <text:p>0.0547999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9999" calcext:value-type="float">
            <text:p>0.016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" calcext:value-type="float">
            <text:p>0.00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48150005" calcext:value-type="float">
            <text:p>0.4815000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208001" calcext:value-type="float">
            <text:p>0.1208001</text:p>
          </table:table-cell>
          <table:table-cell office:value-type="float" office:value="0.2272" calcext:value-type="float">
            <text:p>0.2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9999" calcext:value-type="float">
            <text:p>0.015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45130009" calcext:value-type="float">
            <text:p>0.4513000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216001" calcext:value-type="float">
            <text:p>0.1216001</text:p>
          </table:table-cell>
          <table:table-cell office:value-type="float" office:value="0.2260001" calcext:value-type="float">
            <text:p>0.2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5540005" calcext:value-type="float">
            <text:p>0.0554000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9999" calcext:value-type="float">
            <text:p>0.02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46200024" calcext:value-type="float">
            <text:p>0.4620002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196001" calcext:value-type="float">
            <text:p>0.1196001</text:p>
          </table:table-cell>
          <table:table-cell office:value-type="float" office:value="0.2244" calcext:value-type="float">
            <text:p>0.2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709001" calcext:value-type="float">
            <text:p>0.070900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6461002" calcext:value-type="float">
            <text:p>0.646100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355001" calcext:value-type="float">
            <text:p>0.1355001</text:p>
          </table:table-cell>
          <table:table-cell office:value-type="float" office:value="0.2947" calcext:value-type="float">
            <text:p>0.2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7269991" calcext:value-type="float">
            <text:p>0.0726999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3" calcext:value-type="float">
            <text:p>0.0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6051000099" calcext:value-type="float">
            <text:p>0.605100009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3321998" calcext:value-type="float">
            <text:p>0.332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9200026" calcext:value-type="float">
            <text:p>0.09200026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0003" calcext:value-type="float">
            <text:p>0.041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66620009" calcext:value-type="float">
            <text:p>0.66620009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262001" calcext:value-type="float">
            <text:p>0.1262001</text:p>
          </table:table-cell>
          <table:table-cell office:value-type="float" office:value="0.3142999" calcext:value-type="float">
            <text:p>0.314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6689993" calcext:value-type="float">
            <text:p>0.0668999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6" calcext:value-type="float">
            <text:p>0.0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56879993" calcext:value-type="float">
            <text:p>0.5687999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2592999" calcext:value-type="float">
            <text:p>0.259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5639998" calcext:value-type="float">
            <text:p>0.0563999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511099881" calcext:value-type="float">
            <text:p>0.51109988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6660029" calcext:value-type="float">
            <text:p>0.0666002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53210029" calcext:value-type="float">
            <text:p>0.5321002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232001" calcext:value-type="float">
            <text:p>0.1232001</text:p>
          </table:table-cell>
          <table:table-cell office:value-type="float" office:value="0.2555" calcext:value-type="float">
            <text:p>0.2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6449993" calcext:value-type="float">
            <text:p>0.0644999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503000031" calcext:value-type="float">
            <text:p>0.50300003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504001" calcext:value-type="float">
            <text:p>0.1504001</text:p>
          </table:table-cell>
          <table:table-cell office:value-type="float" office:value="0.3187998" calcext:value-type="float">
            <text:p>0.318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080001" calcext:value-type="float">
            <text:p>0.07080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0005" calcext:value-type="float">
            <text:p>0.0224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60089996" calcext:value-type="float">
            <text:p>0.6008999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261001" calcext:value-type="float">
            <text:p>0.1261001</text:p>
          </table:table-cell>
          <table:table-cell office:value-type="float" office:value="0.2422" calcext:value-type="float">
            <text:p>0.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5509986" calcext:value-type="float">
            <text:p>0.0550998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9999" calcext:value-type="float">
            <text:p>0.011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471899951" calcext:value-type="float">
            <text:p>0.47189995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291001" calcext:value-type="float">
            <text:p>0.1291001</text:p>
          </table:table-cell>
          <table:table-cell office:value-type="float" office:value="0.2272" calcext:value-type="float">
            <text:p>0.2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579998" calcext:value-type="float">
            <text:p>0.0557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9998" calcext:value-type="float">
            <text:p>0.01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4569000599" calcext:value-type="float">
            <text:p>0.4569000599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444001" calcext:value-type="float">
            <text:p>0.1444001</text:p>
          </table:table-cell>
          <table:table-cell office:value-type="float" office:value="0.2955999" calcext:value-type="float">
            <text:p>0.295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6390014" calcext:value-type="float">
            <text:p>0.0639001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60001" calcext:value-type="float">
            <text:p>0.02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57320015" calcext:value-type="float">
            <text:p>0.57320015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325002" calcext:value-type="float">
            <text:p>0.1325002</text:p>
          </table:table-cell>
          <table:table-cell office:value-type="float" office:value="0.2538999" calcext:value-type="float">
            <text:p>0.253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6379996" calcext:value-type="float">
            <text:p>0.0637999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9997" calcext:value-type="float">
            <text:p>0.0289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51710003" calcext:value-type="float">
            <text:p>0.51710003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11001" calcext:value-type="float">
            <text:p>0.1311001</text:p>
          </table:table-cell>
          <table:table-cell office:value-type="float" office:value="0.2553999" calcext:value-type="float">
            <text:p>0.255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5670013" calcext:value-type="float">
            <text:p>0.0567001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39998" calcext:value-type="float">
            <text:p>0.066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54580011" calcext:value-type="float">
            <text:p>0.5458001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294001" calcext:value-type="float">
            <text:p>0.1294001</text:p>
          </table:table-cell>
          <table:table-cell office:value-type="float" office:value="0.2395" calcext:value-type="float">
            <text:p>0.2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5619997" calcext:value-type="float">
            <text:p>0.05619997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9999" calcext:value-type="float">
            <text:p>0.014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4768000611" calcext:value-type="float">
            <text:p>0.476800061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267001" calcext:value-type="float">
            <text:p>0.1267001</text:p>
          </table:table-cell>
          <table:table-cell office:value-type="float" office:value="0.2587999" calcext:value-type="float">
            <text:p>0.258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5829998" calcext:value-type="float">
            <text:p>0.05829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5035999799" calcext:value-type="float">
            <text:p>0.5035999799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456001" calcext:value-type="float">
            <text:p>0.1456001</text:p>
          </table:table-cell>
          <table:table-cell office:value-type="float" office:value="0.3384998" calcext:value-type="float">
            <text:p>0.338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9850007" calcext:value-type="float">
            <text:p>0.09850007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" calcext:value-type="float">
            <text:p>0.0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00001" calcext:value-type="float">
            <text:p>0.0045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676799971" calcext:value-type="float">
            <text:p>0.67679997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72001" calcext:value-type="float">
            <text:p>0.1272001</text:p>
          </table:table-cell>
          <table:table-cell office:value-type="float" office:value="0.3134998" calcext:value-type="float">
            <text:p>0.313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6670019" calcext:value-type="float">
            <text:p>0.0667001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90004" calcext:value-type="float">
            <text:p>0.055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60490013" calcext:value-type="float">
            <text:p>0.60490013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319001" calcext:value-type="float">
            <text:p>0.1319001</text:p>
          </table:table-cell>
          <table:table-cell office:value-type="float" office:value="0.2435" calcext:value-type="float">
            <text:p>0.2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979994" calcext:value-type="float">
            <text:p>0.0597999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48850004" calcext:value-type="float">
            <text:p>0.48850004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579002" calcext:value-type="float">
            <text:p>0.1579002</text:p>
          </table:table-cell>
          <table:table-cell office:value-type="float" office:value="0.2625" calcext:value-type="float">
            <text:p>0.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022001" calcext:value-type="float">
            <text:p>0.1022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9998" calcext:value-type="float">
            <text:p>0.020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58480028" calcext:value-type="float">
            <text:p>0.58480028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260001" calcext:value-type="float">
            <text:p>0.1260001</text:p>
          </table:table-cell>
          <table:table-cell office:value-type="float" office:value="0.2459001" calcext:value-type="float">
            <text:p>0.24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195002" calcext:value-type="float">
            <text:p>0.1195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9998" calcext:value-type="float">
            <text:p>0.024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55860038" calcext:value-type="float">
            <text:p>0.5586003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330002" calcext:value-type="float">
            <text:p>0.1330002</text:p>
          </table:table-cell>
          <table:table-cell office:value-type="float" office:value="0.2428001" calcext:value-type="float">
            <text:p>0.24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450022" calcext:value-type="float">
            <text:p>0.06450022</text:p>
          </table:table-cell>
          <table:table-cell office:value-type="float" office:value="0.009100001" calcext:value-type="float">
            <text:p>0.009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9999" calcext:value-type="float">
            <text:p>0.28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766300421" calcext:value-type="float">
            <text:p>0.76630042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277001" calcext:value-type="float">
            <text:p>0.1277001</text:p>
          </table:table-cell>
          <table:table-cell office:value-type="float" office:value="0.2253001" calcext:value-type="float">
            <text:p>0.22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42999" calcext:value-type="float">
            <text:p>0.054299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" calcext:value-type="float">
            <text:p>0.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4683000999" calcext:value-type="float">
            <text:p>0.468300099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170001" calcext:value-type="float">
            <text:p>0.1170001</text:p>
          </table:table-cell>
          <table:table-cell office:value-type="float" office:value="0.2160999" calcext:value-type="float">
            <text:p>0.21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089987" calcext:value-type="float">
            <text:p>0.0508998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43359987" calcext:value-type="float">
            <text:p>0.4335998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196001" calcext:value-type="float">
            <text:p>0.1196001</text:p>
          </table:table-cell>
          <table:table-cell office:value-type="float" office:value="0.2289001" calcext:value-type="float">
            <text:p>0.22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279998" calcext:value-type="float">
            <text:p>0.05279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0001" calcext:value-type="float">
            <text:p>0.01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45000019" calcext:value-type="float">
            <text:p>0.4500001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156001" calcext:value-type="float">
            <text:p>0.1156001</text:p>
          </table:table-cell>
          <table:table-cell office:value-type="float" office:value="0.2134" calcext:value-type="float">
            <text:p>0.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5199993" calcext:value-type="float">
            <text:p>0.0519999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9999" calcext:value-type="float">
            <text:p>0.012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42750002" calcext:value-type="float">
            <text:p>0.4275000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217001" calcext:value-type="float">
            <text:p>0.1217001</text:p>
          </table:table-cell>
          <table:table-cell office:value-type="float" office:value="0.2439" calcext:value-type="float">
            <text:p>0.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6019998" calcext:value-type="float">
            <text:p>0.06019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70002" calcext:value-type="float">
            <text:p>0.023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4841001" calcext:value-type="float">
            <text:p>0.484100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175001" calcext:value-type="float">
            <text:p>0.1175001</text:p>
          </table:table-cell>
          <table:table-cell office:value-type="float" office:value="0.2158" calcext:value-type="float">
            <text:p>0.2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370002" calcext:value-type="float">
            <text:p>0.0537000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9998" calcext:value-type="float">
            <text:p>0.013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4343001" calcext:value-type="float">
            <text:p>0.434300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246001" calcext:value-type="float">
            <text:p>0.1246001</text:p>
          </table:table-cell>
          <table:table-cell office:value-type="float" office:value="0.2307" calcext:value-type="float">
            <text:p>0.2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2655004" calcext:value-type="float">
            <text:p>0.265500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6762004999" calcext:value-type="float">
            <text:p>0.6762004999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207001" calcext:value-type="float">
            <text:p>0.1207001</text:p>
          </table:table-cell>
          <table:table-cell office:value-type="float" office:value="0.2248001" calcext:value-type="float">
            <text:p>0.22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5449999" calcext:value-type="float">
            <text:p>0.05449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45040019" calcext:value-type="float">
            <text:p>0.4504001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2468001" calcext:value-type="float">
            <text:p>0.24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009997" calcext:value-type="float">
            <text:p>0.0600999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9999" calcext:value-type="float">
            <text:p>0.01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49960006" calcext:value-type="float">
            <text:p>0.4996000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190001" calcext:value-type="float">
            <text:p>0.1190001</text:p>
          </table:table-cell>
          <table:table-cell office:value-type="float" office:value="0.2292" calcext:value-type="float">
            <text:p>0.2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679991" calcext:value-type="float">
            <text:p>0.0567999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45170001" calcext:value-type="float">
            <text:p>0.4517000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164001" calcext:value-type="float">
            <text:p>0.1164001</text:p>
          </table:table-cell>
          <table:table-cell office:value-type="float" office:value="0.2209" calcext:value-type="float">
            <text:p>0.2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5200004" calcext:value-type="float">
            <text:p>0.0520000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43820014" calcext:value-type="float">
            <text:p>0.43820014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171001" calcext:value-type="float">
            <text:p>0.1171001</text:p>
          </table:table-cell>
          <table:table-cell office:value-type="float" office:value="0.2132001" calcext:value-type="float">
            <text:p>0.21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349997" calcext:value-type="float">
            <text:p>0.0534999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001" calcext:value-type="float">
            <text:p>0.01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4322001799" calcext:value-type="float">
            <text:p>0.432200179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215001" calcext:value-type="float">
            <text:p>0.1215001</text:p>
          </table:table-cell>
          <table:table-cell office:value-type="float" office:value="0.2128" calcext:value-type="float">
            <text:p>0.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5430012" calcext:value-type="float">
            <text:p>0.0543001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43720022" calcext:value-type="float">
            <text:p>0.4372002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288001" calcext:value-type="float">
            <text:p>0.1288001</text:p>
          </table:table-cell>
          <table:table-cell office:value-type="float" office:value="0.2367" calcext:value-type="float">
            <text:p>0.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800001" calcext:value-type="float">
            <text:p>0.004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5949998" calcext:value-type="float">
            <text:p>0.0594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0002" calcext:value-type="float">
            <text:p>0.022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485200101" calcext:value-type="float">
            <text:p>0.48520010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426002" calcext:value-type="float">
            <text:p>0.1426002</text:p>
          </table:table-cell>
          <table:table-cell office:value-type="float" office:value="0.2814999" calcext:value-type="float">
            <text:p>0.281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office:value-type="float" office:value="0.0304" calcext:value-type="float">
            <text:p>0.0304</text:p>
          </table:table-cell>
          <table:table-cell office:value-type="float" office:value="1.008801" calcext:value-type="float">
            <text:p>1.008801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90002" calcext:value-type="float">
            <text:p>0.085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1.56690112" calcext:value-type="float">
            <text:p>1.5669011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184001" calcext:value-type="float">
            <text:p>0.1184001</text:p>
          </table:table-cell>
          <table:table-cell office:value-type="float" office:value="0.2309" calcext:value-type="float">
            <text:p>0.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5830011" calcext:value-type="float">
            <text:p>0.0583001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9999" calcext:value-type="float">
            <text:p>0.014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4583002001" calcext:value-type="float">
            <text:p>0.458300200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248001" calcext:value-type="float">
            <text:p>0.1248001</text:p>
          </table:table-cell>
          <table:table-cell office:value-type="float" office:value="0.2478001" calcext:value-type="float">
            <text:p>0.24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715002" calcext:value-type="float">
            <text:p>0.0715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9999" calcext:value-type="float">
            <text:p>0.03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6961003899" calcext:value-type="float">
            <text:p>0.696100389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35001" calcext:value-type="float">
            <text:p>0.1335001</text:p>
          </table:table-cell>
          <table:table-cell office:value-type="float" office:value="0.2472" calcext:value-type="float">
            <text:p>0.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9" calcext:value-type="float">
            <text:p>0.0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1179005" calcext:value-type="float">
            <text:p>0.1179005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9997" calcext:value-type="float">
            <text:p>0.0258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57150057" calcext:value-type="float">
            <text:p>0.5715005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314001" calcext:value-type="float">
            <text:p>0.1314001</text:p>
          </table:table-cell>
          <table:table-cell office:value-type="float" office:value="0.2508" calcext:value-type="float">
            <text:p>0.2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4825001" calcext:value-type="float">
            <text:p>0.482500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0002" calcext:value-type="float">
            <text:p>0.017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9210002201" calcext:value-type="float">
            <text:p>0.921000220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222001" calcext:value-type="float">
            <text:p>0.1222001</text:p>
          </table:table-cell>
          <table:table-cell office:value-type="float" office:value="0.2316" calcext:value-type="float">
            <text:p>0.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5500004" calcext:value-type="float">
            <text:p>0.0550000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0002" calcext:value-type="float">
            <text:p>0.011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45620016" calcext:value-type="float">
            <text:p>0.4562001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332002" calcext:value-type="float">
            <text:p>0.1332002</text:p>
          </table:table-cell>
          <table:table-cell office:value-type="float" office:value="0.2229" calcext:value-type="float">
            <text:p>0.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5639992" calcext:value-type="float">
            <text:p>0.0563999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80002" calcext:value-type="float">
            <text:p>0.023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47100014" calcext:value-type="float">
            <text:p>0.4710001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221001" calcext:value-type="float">
            <text:p>0.1221001</text:p>
          </table:table-cell>
          <table:table-cell office:value-type="float" office:value="0.2179" calcext:value-type="float">
            <text:p>0.2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9790008" calcext:value-type="float">
            <text:p>0.0979000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0001" calcext:value-type="float">
            <text:p>0.01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4846001901" calcext:value-type="float">
            <text:p>0.484600190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302001" calcext:value-type="float">
            <text:p>0.1302001</text:p>
          </table:table-cell>
          <table:table-cell office:value-type="float" office:value="0.2362" calcext:value-type="float">
            <text:p>0.2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5749987" calcext:value-type="float">
            <text:p>0.0574998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9998" calcext:value-type="float">
            <text:p>0.012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47329995" calcext:value-type="float">
            <text:p>0.47329995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195001" calcext:value-type="float">
            <text:p>0.1195001</text:p>
          </table:table-cell>
          <table:table-cell office:value-type="float" office:value="0.2457" calcext:value-type="float">
            <text:p>0.2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5679985" calcext:value-type="float">
            <text:p>0.0567998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47739995" calcext:value-type="float">
            <text:p>0.47739995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203001" calcext:value-type="float">
            <text:p>0.1203001</text:p>
          </table:table-cell>
          <table:table-cell office:value-type="float" office:value="0.2458001" calcext:value-type="float">
            <text:p>0.24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5710006" calcext:value-type="float">
            <text:p>0.0571000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39999" calcext:value-type="float">
            <text:p>0.082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54010025" calcext:value-type="float">
            <text:p>0.5401002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226001" calcext:value-type="float">
            <text:p>0.1226001</text:p>
          </table:table-cell>
          <table:table-cell office:value-type="float" office:value="0.2448" calcext:value-type="float">
            <text:p>0.2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849998" calcext:value-type="float">
            <text:p>0.0584999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99999" calcext:value-type="float">
            <text:p>0.02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4821000701" calcext:value-type="float">
            <text:p>0.482100070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220001" calcext:value-type="float">
            <text:p>0.1220001</text:p>
          </table:table-cell>
          <table:table-cell office:value-type="float" office:value="0.2496001" calcext:value-type="float">
            <text:p>0.24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5980032" calcext:value-type="float">
            <text:p>0.0598003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1" calcext:value-type="float">
            <text:p>0.2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67850052" calcext:value-type="float">
            <text:p>0.6785005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180001" calcext:value-type="float">
            <text:p>0.1180001</text:p>
          </table:table-cell>
          <table:table-cell office:value-type="float" office:value="0.2141001" calcext:value-type="float">
            <text:p>0.21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5040009" calcext:value-type="float">
            <text:p>0.0504000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4281002901" calcext:value-type="float">
            <text:p>0.428100290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213001" calcext:value-type="float">
            <text:p>0.1213001</text:p>
          </table:table-cell>
          <table:table-cell office:value-type="float" office:value="0.2435" calcext:value-type="float">
            <text:p>0.2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5629996" calcext:value-type="float">
            <text:p>0.0562999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00001" calcext:value-type="float">
            <text:p>0.05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5085000701" calcext:value-type="float">
            <text:p>0.508500070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13001" calcext:value-type="float">
            <text:p>0.1213001</text:p>
          </table:table-cell>
          <table:table-cell office:value-type="float" office:value="0.2417001" calcext:value-type="float">
            <text:p>0.24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5649994" calcext:value-type="float">
            <text:p>0.0564999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9998" calcext:value-type="float">
            <text:p>0.031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48590012" calcext:value-type="float">
            <text:p>0.4859001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147001" calcext:value-type="float">
            <text:p>0.1147001</text:p>
          </table:table-cell>
          <table:table-cell office:value-type="float" office:value="0.2173" calcext:value-type="float">
            <text:p>0.2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109997" calcext:value-type="float">
            <text:p>0.05109997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9999" calcext:value-type="float">
            <text:p>0.014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43180006" calcext:value-type="float">
            <text:p>0.4318000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161001" calcext:value-type="float">
            <text:p>0.1161001</text:p>
          </table:table-cell>
          <table:table-cell office:value-type="float" office:value="0.2116" calcext:value-type="float">
            <text:p>0.2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5069992" calcext:value-type="float">
            <text:p>0.0506999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001" calcext:value-type="float">
            <text:p>0.01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42490003" calcext:value-type="float">
            <text:p>0.4249000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157001" calcext:value-type="float">
            <text:p>0.1157001</text:p>
          </table:table-cell>
          <table:table-cell office:value-type="float" office:value="0.2174001" calcext:value-type="float">
            <text:p>0.21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5479994" calcext:value-type="float">
            <text:p>0.0547999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09998" calcext:value-type="float">
            <text:p>0.012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43380012" calcext:value-type="float">
            <text:p>0.4338001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223001" calcext:value-type="float">
            <text:p>0.1223001</text:p>
          </table:table-cell>
          <table:table-cell office:value-type="float" office:value="0.2426" calcext:value-type="float">
            <text:p>0.2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5659991" calcext:value-type="float">
            <text:p>0.0565999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" calcext:value-type="float">
            <text:p>0.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50980001" calcext:value-type="float">
            <text:p>0.5098000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312001" calcext:value-type="float">
            <text:p>0.1312001</text:p>
          </table:table-cell>
          <table:table-cell office:value-type="float" office:value="0.2134" calcext:value-type="float">
            <text:p>0.2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9998" calcext:value-type="float">
            <text:p>0.019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4644000799" calcext:value-type="float">
            <text:p>0.4644000799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111001" calcext:value-type="float">
            <text:p>0.111100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089998" calcext:value-type="float">
            <text:p>0.05089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99988" calcext:value-type="float">
            <text:p>0.0090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415900068" calcext:value-type="float">
            <text:p>0.41590006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145001" calcext:value-type="float">
            <text:p>0.1145001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4879987" calcext:value-type="float">
            <text:p>0.0487998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0001" calcext:value-type="float">
            <text:p>0.012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4234999801" calcext:value-type="float">
            <text:p>0.423499980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165001" calcext:value-type="float">
            <text:p>0.1165001</text:p>
          </table:table-cell>
          <table:table-cell office:value-type="float" office:value="0.2114001" calcext:value-type="float">
            <text:p>0.21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5010002" calcext:value-type="float">
            <text:p>0.05010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1" calcext:value-type="float">
            <text:p>0.01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42250023" calcext:value-type="float">
            <text:p>0.42250023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282001" calcext:value-type="float">
            <text:p>0.1282001</text:p>
          </table:table-cell>
          <table:table-cell office:value-type="float" office:value="0.2325" calcext:value-type="float">
            <text:p>0.2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5579988" calcext:value-type="float">
            <text:p>0.0557998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5" calcext:value-type="float">
            <text:p>0.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50789998" calcext:value-type="float">
            <text:p>0.5078999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220001" calcext:value-type="float">
            <text:p>0.1220001</text:p>
          </table:table-cell>
          <table:table-cell office:value-type="float" office:value="0.2489" calcext:value-type="float">
            <text:p>0.2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5619995" calcext:value-type="float">
            <text:p>0.0561999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9999" calcext:value-type="float">
            <text:p>0.026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48990004" calcext:value-type="float">
            <text:p>0.4899000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387001" calcext:value-type="float">
            <text:p>0.1387001</text:p>
          </table:table-cell>
          <table:table-cell office:value-type="float" office:value="0.2860998" calcext:value-type="float">
            <text:p>0.286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6850012" calcext:value-type="float">
            <text:p>0.0685001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0003" calcext:value-type="float">
            <text:p>0.035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5692000501" calcext:value-type="float">
            <text:p>0.569200050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93001" calcext:value-type="float">
            <text:p>0.1193001</text:p>
          </table:table-cell>
          <table:table-cell office:value-type="float" office:value="0.2501001" calcext:value-type="float">
            <text:p>0.25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6120029" calcext:value-type="float">
            <text:p>0.06120029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59996" calcext:value-type="float">
            <text:p>0.0795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54710045" calcext:value-type="float">
            <text:p>0.5471004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248001" calcext:value-type="float">
            <text:p>0.1248001</text:p>
          </table:table-cell>
          <table:table-cell office:value-type="float" office:value="0.2443" calcext:value-type="float">
            <text:p>0.2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6170003" calcext:value-type="float">
            <text:p>0.06170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9998" calcext:value-type="float">
            <text:p>0.023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490400111" calcext:value-type="float">
            <text:p>0.49040011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301001" calcext:value-type="float">
            <text:p>0.1301001</text:p>
          </table:table-cell>
          <table:table-cell office:value-type="float" office:value="0.2552999" calcext:value-type="float">
            <text:p>0.255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6089986" calcext:value-type="float">
            <text:p>0.0608998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9999" calcext:value-type="float">
            <text:p>0.01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4973998501" calcext:value-type="float">
            <text:p>0.497399850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2749999" calcext:value-type="float">
            <text:p>0.27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6490021" calcext:value-type="float">
            <text:p>0.06490021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9995" calcext:value-type="float">
            <text:p>0.0216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54360006" calcext:value-type="float">
            <text:p>0.5436000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462001" calcext:value-type="float">
            <text:p>0.1462001</text:p>
          </table:table-cell>
          <table:table-cell office:value-type="float" office:value="0.2831999" calcext:value-type="float">
            <text:p>0.283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2463002" calcext:value-type="float">
            <text:p>0.2463002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9998" calcext:value-type="float">
            <text:p>0.037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7633001801" calcext:value-type="float">
            <text:p>0.763300180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3306999" calcext:value-type="float">
            <text:p>0.330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00001" calcext:value-type="float">
            <text:p>0.006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8070017" calcext:value-type="float">
            <text:p>0.08070017</text:p>
          </table:table-cell>
          <table:table-cell office:value-type="float" office:value="0.0019" calcext:value-type="float">
            <text:p>0.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0003" calcext:value-type="float">
            <text:p>0.0225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622900101" calcext:value-type="float">
            <text:p>0.62290010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250001" calcext:value-type="float">
            <text:p>0.1250001</text:p>
          </table:table-cell>
          <table:table-cell office:value-type="float" office:value="0.2557999" calcext:value-type="float">
            <text:p>0.25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6589996" calcext:value-type="float">
            <text:p>0.06589996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99999" calcext:value-type="float">
            <text:p>0.03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51679995" calcext:value-type="float">
            <text:p>0.51679995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458002" calcext:value-type="float">
            <text:p>0.1458002</text:p>
          </table:table-cell>
          <table:table-cell office:value-type="float" office:value="0.2853999" calcext:value-type="float">
            <text:p>0.285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6470013" calcext:value-type="float">
            <text:p>0.06470013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1" calcext:value-type="float">
            <text:p>0.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64570023" calcext:value-type="float">
            <text:p>0.64570023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424001" calcext:value-type="float">
            <text:p>0.1424001</text:p>
          </table:table-cell>
          <table:table-cell office:value-type="float" office:value="0.2486" calcext:value-type="float">
            <text:p>0.2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6350006" calcext:value-type="float">
            <text:p>0.063500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9997" calcext:value-type="float">
            <text:p>0.0218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5151001301" calcext:value-type="float">
            <text:p>0.515100130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206001" calcext:value-type="float">
            <text:p>0.1206001</text:p>
          </table:table-cell>
          <table:table-cell office:value-type="float" office:value="0.2489" calcext:value-type="float">
            <text:p>0.2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6300001" calcext:value-type="float">
            <text:p>0.0630000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9999" calcext:value-type="float">
            <text:p>0.077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5456001" calcext:value-type="float">
            <text:p>0.54560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359001" calcext:value-type="float">
            <text:p>0.1359001</text:p>
          </table:table-cell>
          <table:table-cell office:value-type="float" office:value="0.2902999" calcext:value-type="float">
            <text:p>0.290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8200052" calcext:value-type="float">
            <text:p>0.08200052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9996" calcext:value-type="float">
            <text:p>0.0173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57060048" calcext:value-type="float">
            <text:p>0.5706004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447001" calcext:value-type="float">
            <text:p>0.1447001</text:p>
          </table:table-cell>
          <table:table-cell office:value-type="float" office:value="0.3251998" calcext:value-type="float">
            <text:p>0.325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6720006" calcext:value-type="float">
            <text:p>0.0672000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9999" calcext:value-type="float">
            <text:p>0.040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6149999499" calcext:value-type="float">
            <text:p>0.6149999499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31001" calcext:value-type="float">
            <text:p>0.1231001</text:p>
          </table:table-cell>
          <table:table-cell office:value-type="float" office:value="0.2377001" calcext:value-type="float">
            <text:p>0.23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756001" calcext:value-type="float">
            <text:p>0.1756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732003" calcext:value-type="float">
            <text:p>0.073200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4" calcext:value-type="float">
            <text:p>0.0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6819006001" calcext:value-type="float">
            <text:p>0.681900600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429002" calcext:value-type="float">
            <text:p>0.1429002</text:p>
          </table:table-cell>
          <table:table-cell office:value-type="float" office:value="0.2687998" calcext:value-type="float">
            <text:p>0.268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5940023" calcext:value-type="float">
            <text:p>0.0594002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20005" calcext:value-type="float">
            <text:p>0.0282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53940028" calcext:value-type="float">
            <text:p>0.53940028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444002" calcext:value-type="float">
            <text:p>0.1444002</text:p>
          </table:table-cell>
          <table:table-cell office:value-type="float" office:value="0.2362" calcext:value-type="float">
            <text:p>0.2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7160001" calcext:value-type="float">
            <text:p>0.0716000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9998" calcext:value-type="float">
            <text:p>0.028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51680019" calcext:value-type="float">
            <text:p>0.51680019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510002" calcext:value-type="float">
            <text:p>0.1510002</text:p>
          </table:table-cell>
          <table:table-cell office:value-type="float" office:value="0.2934999" calcext:value-type="float">
            <text:p>0.293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6690012" calcext:value-type="float">
            <text:p>0.06690012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8001" calcext:value-type="float">
            <text:p>0.13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69090032" calcext:value-type="float">
            <text:p>0.6909003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3" calcext:value-type="float">
            <text:p>0.13</text:p>
          </table:table-cell>
          <table:table-cell office:value-type="float" office:value="0.2579999" calcext:value-type="float">
            <text:p>0.2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6399997" calcext:value-type="float">
            <text:p>0.06399997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9999" calcext:value-type="float">
            <text:p>0.017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51459986" calcext:value-type="float">
            <text:p>0.5145998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666999" calcext:value-type="float">
            <text:p>0.266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6740021" calcext:value-type="float">
            <text:p>0.0674002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8" calcext:value-type="float">
            <text:p>0.018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53560009" calcext:value-type="float">
            <text:p>0.53560009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624001" calcext:value-type="float">
            <text:p>0.1624001</text:p>
          </table:table-cell>
          <table:table-cell office:value-type="float" office:value="0.3476998" calcext:value-type="float">
            <text:p>0.347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7230019" calcext:value-type="float">
            <text:p>0.0723001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50004" calcext:value-type="float">
            <text:p>0.056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68790013" calcext:value-type="float">
            <text:p>0.6879001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269001" calcext:value-type="float">
            <text:p>0.1269001</text:p>
          </table:table-cell>
          <table:table-cell office:value-type="float" office:value="0.2490001" calcext:value-type="float">
            <text:p>0.2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6569999" calcext:value-type="float">
            <text:p>0.06569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29998" calcext:value-type="float">
            <text:p>0.037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51630017" calcext:value-type="float">
            <text:p>0.5163001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270001" calcext:value-type="float">
            <text:p>0.1270001</text:p>
          </table:table-cell>
          <table:table-cell office:value-type="float" office:value="0.2456" calcext:value-type="float">
            <text:p>0.2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320002" calcext:value-type="float">
            <text:p>0.0632000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0001" calcext:value-type="float">
            <text:p>0.01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48760013" calcext:value-type="float">
            <text:p>0.4876001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225001" calcext:value-type="float">
            <text:p>0.1225001</text:p>
          </table:table-cell>
          <table:table-cell office:value-type="float" office:value="0.2576999" calcext:value-type="float">
            <text:p>0.257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6130033" calcext:value-type="float">
            <text:p>0.0613003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80003" calcext:value-type="float">
            <text:p>0.054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53450036" calcext:value-type="float">
            <text:p>0.5345003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514001" calcext:value-type="float">
            <text:p>0.1514001</text:p>
          </table:table-cell>
          <table:table-cell office:value-type="float" office:value="0.2918998" calcext:value-type="float">
            <text:p>0.291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6760038" calcext:value-type="float">
            <text:p>0.0676003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003" calcext:value-type="float">
            <text:p>0.020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57990031" calcext:value-type="float">
            <text:p>0.5799003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2767999" calcext:value-type="float">
            <text:p>0.276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7299992" calcext:value-type="float">
            <text:p>0.0729999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80002" calcext:value-type="float">
            <text:p>0.093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62349984" calcext:value-type="float">
            <text:p>0.62349984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306001" calcext:value-type="float">
            <text:p>0.1306001</text:p>
          </table:table-cell>
          <table:table-cell office:value-type="float" office:value="0.2311001" calcext:value-type="float">
            <text:p>0.23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6610007" calcext:value-type="float">
            <text:p>0.0661000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" calcext:value-type="float">
            <text:p>0.0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508000271" calcext:value-type="float">
            <text:p>0.50800027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454002" calcext:value-type="float">
            <text:p>0.1454002</text:p>
          </table:table-cell>
          <table:table-cell office:value-type="float" office:value="0.2759998" calcext:value-type="float">
            <text:p>0.27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6330025" calcext:value-type="float">
            <text:p>0.0633002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50002" calcext:value-type="float">
            <text:p>0.057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579500271" calcext:value-type="float">
            <text:p>0.57950027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439002" calcext:value-type="float">
            <text:p>0.1439002</text:p>
          </table:table-cell>
          <table:table-cell office:value-type="float" office:value="0.248" calcext:value-type="float">
            <text:p>0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5629987" calcext:value-type="float">
            <text:p>0.0562998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30001" calcext:value-type="float">
            <text:p>0.019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5026000801" calcext:value-type="float">
            <text:p>0.502600080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269001" calcext:value-type="float">
            <text:p>0.1269001</text:p>
          </table:table-cell>
          <table:table-cell office:value-type="float" office:value="0.2285" calcext:value-type="float">
            <text:p>0.2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00001" calcext:value-type="float">
            <text:p>0.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6610008" calcext:value-type="float">
            <text:p>0.0661000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8" calcext:value-type="float">
            <text:p>0.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488000181" calcext:value-type="float">
            <text:p>0.48800018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3932998" calcext:value-type="float">
            <text:p>0.39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7380048" calcext:value-type="float">
            <text:p>0.07380048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9997" calcext:value-type="float">
            <text:p>0.043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728600251" calcext:value-type="float">
            <text:p>0.72860025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516002" calcext:value-type="float">
            <text:p>0.1516002</text:p>
          </table:table-cell>
          <table:table-cell office:value-type="float" office:value="0.2768998" calcext:value-type="float">
            <text:p>0.276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7520035" calcext:value-type="float">
            <text:p>0.07520035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56400035" calcext:value-type="float">
            <text:p>0.56400035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406001" calcext:value-type="float">
            <text:p>0.1406001</text:p>
          </table:table-cell>
          <table:table-cell office:value-type="float" office:value="0.2453" calcext:value-type="float">
            <text:p>0.2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900013" calcext:value-type="float">
            <text:p>0.0590001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0004" calcext:value-type="float">
            <text:p>0.0479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52720027" calcext:value-type="float">
            <text:p>0.52720027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343001" calcext:value-type="float">
            <text:p>0.1343001</text:p>
          </table:table-cell>
          <table:table-cell office:value-type="float" office:value="0.2394001" calcext:value-type="float">
            <text:p>0.23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5549995" calcext:value-type="float">
            <text:p>0.0554999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0002" calcext:value-type="float">
            <text:p>0.024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49070017" calcext:value-type="float">
            <text:p>0.4907001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219001" calcext:value-type="float">
            <text:p>0.1219001</text:p>
          </table:table-cell>
          <table:table-cell office:value-type="float" office:value="0.2193001" calcext:value-type="float">
            <text:p>0.21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5699981" calcext:value-type="float">
            <text:p>0.05699981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0003" calcext:value-type="float">
            <text:p>0.014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45220004" calcext:value-type="float">
            <text:p>0.45220004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342002" calcext:value-type="float">
            <text:p>0.1342002</text:p>
          </table:table-cell>
          <table:table-cell office:value-type="float" office:value="0.2570999" calcext:value-type="float">
            <text:p>0.257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6540021" calcext:value-type="float">
            <text:p>0.06540021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5230003101" calcext:value-type="float">
            <text:p>0.523000310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415002" calcext:value-type="float">
            <text:p>0.1415002</text:p>
          </table:table-cell>
          <table:table-cell office:value-type="float" office:value="0.2686998" calcext:value-type="float">
            <text:p>0.268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19998" calcext:value-type="float">
            <text:p>0.05519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9999" calcext:value-type="float">
            <text:p>0.01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5127999711" calcext:value-type="float">
            <text:p>0.512799971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577002" calcext:value-type="float">
            <text:p>0.1577002</text:p>
          </table:table-cell>
          <table:table-cell office:value-type="float" office:value="0.3929999" calcext:value-type="float">
            <text:p>0.39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6650008" calcext:value-type="float">
            <text:p>0.0665000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30002" calcext:value-type="float">
            <text:p>0.055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7140002" calcext:value-type="float">
            <text:p>0.7140002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359001" calcext:value-type="float">
            <text:p>0.1359001</text:p>
          </table:table-cell>
          <table:table-cell office:value-type="float" office:value="0.3440998" calcext:value-type="float">
            <text:p>0.3440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790016" calcext:value-type="float">
            <text:p>0.0679001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6" calcext:value-type="float">
            <text:p>0.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68850006" calcext:value-type="float">
            <text:p>0.6885000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406001" calcext:value-type="float">
            <text:p>0.1406001</text:p>
          </table:table-cell>
          <table:table-cell office:value-type="float" office:value="0.2429001" calcext:value-type="float">
            <text:p>0.24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6579991" calcext:value-type="float">
            <text:p>0.0657999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0001" calcext:value-type="float">
            <text:p>0.027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51490012" calcext:value-type="float">
            <text:p>0.5149001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231001" calcext:value-type="float">
            <text:p>0.1231001</text:p>
          </table:table-cell>
          <table:table-cell office:value-type="float" office:value="0.2411001" calcext:value-type="float">
            <text:p>0.24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6519998" calcext:value-type="float">
            <text:p>0.06519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0001" calcext:value-type="float">
            <text:p>0.021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4880001901" calcext:value-type="float">
            <text:p>0.488000190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458001" calcext:value-type="float">
            <text:p>0.1458001</text:p>
          </table:table-cell>
          <table:table-cell office:value-type="float" office:value="0.2821999" calcext:value-type="float">
            <text:p>0.282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6850022" calcext:value-type="float">
            <text:p>0.06850022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0001" calcext:value-type="float">
            <text:p>0.022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56450023" calcext:value-type="float">
            <text:p>0.56450023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91001" calcext:value-type="float">
            <text:p>0.1291001</text:p>
          </table:table-cell>
          <table:table-cell office:value-type="float" office:value="0.2541" calcext:value-type="float">
            <text:p>0.2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6" calcext:value-type="float">
            <text:p>0.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430017" calcext:value-type="float">
            <text:p>0.0643001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" calcext:value-type="float">
            <text:p>0.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52340027" calcext:value-type="float">
            <text:p>0.5234002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302001" calcext:value-type="float">
            <text:p>0.1302001</text:p>
          </table:table-cell>
          <table:table-cell office:value-type="float" office:value="0.2453" calcext:value-type="float">
            <text:p>0.2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6080012" calcext:value-type="float">
            <text:p>0.0608001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9999" calcext:value-type="float">
            <text:p>0.020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49550021" calcext:value-type="float">
            <text:p>0.4955002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3538998" calcext:value-type="float">
            <text:p>0.3538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5" calcext:value-type="float">
            <text:p>0.0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0.03290001" calcext:value-type="float">
            <text:p>0.03290001</text:p>
          </table:table-cell>
          <table:table-cell office:value-type="float" office:value="0.06670054" calcext:value-type="float">
            <text:p>0.0667005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9999" calcext:value-type="float">
            <text:p>0.02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64060034" calcext:value-type="float">
            <text:p>0.6406003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627002" calcext:value-type="float">
            <text:p>0.1627002</text:p>
          </table:table-cell>
          <table:table-cell office:value-type="float" office:value="0.3439999" calcext:value-type="float">
            <text:p>0.34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6" calcext:value-type="float">
            <text:p>0.0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6659998" calcext:value-type="float">
            <text:p>0.06659998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" calcext:value-type="float">
            <text:p>0.0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00001" calcext:value-type="float">
            <text:p>0.0049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657100081" calcext:value-type="float">
            <text:p>0.65710008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263001" calcext:value-type="float">
            <text:p>0.1263001</text:p>
          </table:table-cell>
          <table:table-cell office:value-type="float" office:value="0.2403001" calcext:value-type="float">
            <text:p>0.24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429998" calcext:value-type="float">
            <text:p>0.05429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47690018" calcext:value-type="float">
            <text:p>0.4769001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298001" calcext:value-type="float">
            <text:p>0.1298001</text:p>
          </table:table-cell>
          <table:table-cell office:value-type="float" office:value="0.2773998" calcext:value-type="float">
            <text:p>0.277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760046" calcext:value-type="float">
            <text:p>0.05760046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69998" calcext:value-type="float">
            <text:p>0.091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59510034" calcext:value-type="float">
            <text:p>0.5951003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367001" calcext:value-type="float">
            <text:p>0.1367001</text:p>
          </table:table-cell>
          <table:table-cell office:value-type="float" office:value="0.2465" calcext:value-type="float">
            <text:p>0.2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6170036" calcext:value-type="float">
            <text:p>0.0617003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40002" calcext:value-type="float">
            <text:p>0.081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5649004801" calcext:value-type="float">
            <text:p>0.564900480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293002" calcext:value-type="float">
            <text:p>0.1293002</text:p>
          </table:table-cell>
          <table:table-cell office:value-type="float" office:value="0.2446" calcext:value-type="float">
            <text:p>0.2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6359993" calcext:value-type="float">
            <text:p>0.0635999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0002" calcext:value-type="float">
            <text:p>0.039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516500151" calcext:value-type="float">
            <text:p>0.51650015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233001" calcext:value-type="float">
            <text:p>0.1233001</text:p>
          </table:table-cell>
          <table:table-cell office:value-type="float" office:value="0.2302" calcext:value-type="float">
            <text:p>0.2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6700017" calcext:value-type="float">
            <text:p>0.06700017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60001" calcext:value-type="float">
            <text:p>0.026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66140028" calcext:value-type="float">
            <text:p>0.6614002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709001" calcext:value-type="float">
            <text:p>0.1709001</text:p>
          </table:table-cell>
          <table:table-cell office:value-type="float" office:value="0.4098999" calcext:value-type="float">
            <text:p>0.40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00001" calcext:value-type="float">
            <text:p>0.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6460024" calcext:value-type="float">
            <text:p>0.06460024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49997" calcext:value-type="float">
            <text:p>0.0604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746300211" calcext:value-type="float">
            <text:p>0.74630021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79001" calcext:value-type="float">
            <text:p>0.1279001</text:p>
          </table:table-cell>
          <table:table-cell office:value-type="float" office:value="0.3176998" calcext:value-type="float">
            <text:p>0.317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6090012" calcext:value-type="float">
            <text:p>0.0609001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003" calcext:value-type="float">
            <text:p>0.020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56470005" calcext:value-type="float">
            <text:p>0.56470005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296001" calcext:value-type="float">
            <text:p>0.1296001</text:p>
          </table:table-cell>
          <table:table-cell office:value-type="float" office:value="0.2452" calcext:value-type="float">
            <text:p>0.2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529998" calcext:value-type="float">
            <text:p>0.0552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00019" calcext:value-type="float">
            <text:p>0.00860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473100099" calcext:value-type="float">
            <text:p>0.473100099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197001" calcext:value-type="float">
            <text:p>0.1197001</text:p>
          </table:table-cell>
          <table:table-cell office:value-type="float" office:value="0.2283" calcext:value-type="float">
            <text:p>0.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5149991" calcext:value-type="float">
            <text:p>0.0514999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9999" calcext:value-type="float">
            <text:p>0.02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4533" calcext:value-type="float">
            <text:p>0.453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218001" calcext:value-type="float">
            <text:p>0.1218001</text:p>
          </table:table-cell>
          <table:table-cell office:value-type="float" office:value="0.2584998" calcext:value-type="float">
            <text:p>0.258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5860006" calcext:value-type="float">
            <text:p>0.05860006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10001" calcext:value-type="float">
            <text:p>0.08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5542999699" calcext:value-type="float">
            <text:p>0.554299969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174001" calcext:value-type="float">
            <text:p>0.1174001</text:p>
          </table:table-cell>
          <table:table-cell office:value-type="float" office:value="0.2427" calcext:value-type="float">
            <text:p>0.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68999" calcext:value-type="float">
            <text:p>0.0568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10001" calcext:value-type="float">
            <text:p>0.045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49660001" calcext:value-type="float">
            <text:p>0.4966000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175001" calcext:value-type="float">
            <text:p>0.1175001</text:p>
          </table:table-cell>
          <table:table-cell office:value-type="float" office:value="0.2187" calcext:value-type="float">
            <text:p>0.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5219999" calcext:value-type="float">
            <text:p>0.0521999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9998" calcext:value-type="float">
            <text:p>0.020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4433000701" calcext:value-type="float">
            <text:p>0.443300070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277001" calcext:value-type="float">
            <text:p>0.1277001</text:p>
          </table:table-cell>
          <table:table-cell office:value-type="float" office:value="0.2426001" calcext:value-type="float">
            <text:p>0.24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6059995" calcext:value-type="float">
            <text:p>0.06059995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99999" calcext:value-type="float">
            <text:p>0.02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49080014" calcext:value-type="float">
            <text:p>0.4908001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199002" calcext:value-type="float">
            <text:p>0.1199002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939993" calcext:value-type="float">
            <text:p>0.05939993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0001" calcext:value-type="float">
            <text:p>0.0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45540014" calcext:value-type="float">
            <text:p>0.45540014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125001" calcext:value-type="float">
            <text:p>0.1125001</text:p>
          </table:table-cell>
          <table:table-cell office:value-type="float" office:value="0.2130001" calcext:value-type="float">
            <text:p>0.21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039994" calcext:value-type="float">
            <text:p>0.0503999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41810014" calcext:value-type="float">
            <text:p>0.41810014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204001" calcext:value-type="float">
            <text:p>0.1204001</text:p>
          </table:table-cell>
          <table:table-cell office:value-type="float" office:value="0.2513999" calcext:value-type="float">
            <text:p>0.251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5650029" calcext:value-type="float">
            <text:p>0.0565002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3" calcext:value-type="float">
            <text:p>0.0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5350002899" calcext:value-type="float">
            <text:p>0.535000289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300001" calcext:value-type="float">
            <text:p>0.1300001</text:p>
          </table:table-cell>
          <table:table-cell office:value-type="float" office:value="0.2341" calcext:value-type="float">
            <text:p>0.2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5659994" calcext:value-type="float">
            <text:p>0.0565999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48820004" calcext:value-type="float">
            <text:p>0.48820004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178001" calcext:value-type="float">
            <text:p>0.1178001</text:p>
          </table:table-cell>
          <table:table-cell office:value-type="float" office:value="0.2189001" calcext:value-type="float">
            <text:p>0.21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209993" calcext:value-type="float">
            <text:p>0.0520999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43780013" calcext:value-type="float">
            <text:p>0.43780013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185001" calcext:value-type="float">
            <text:p>0.1185001</text:p>
          </table:table-cell>
          <table:table-cell office:value-type="float" office:value="0.2197001" calcext:value-type="float">
            <text:p>0.21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5429998" calcext:value-type="float">
            <text:p>0.05429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9999" calcext:value-type="float">
            <text:p>0.02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44590017" calcext:value-type="float">
            <text:p>0.44590017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189001" calcext:value-type="float">
            <text:p>0.1189001</text:p>
          </table:table-cell>
          <table:table-cell office:value-type="float" office:value="0.2377" calcext:value-type="float">
            <text:p>0.2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5379999" calcext:value-type="float">
            <text:p>0.05379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0001" calcext:value-type="float">
            <text:p>0.022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4661000999" calcext:value-type="float">
            <text:p>0.466100099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172001" calcext:value-type="float">
            <text:p>0.1172001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5470002" calcext:value-type="float">
            <text:p>0.05470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9999" calcext:value-type="float">
            <text:p>0.032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47190011" calcext:value-type="float">
            <text:p>0.4719001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137001" calcext:value-type="float">
            <text:p>0.1137001</text:p>
          </table:table-cell>
          <table:table-cell office:value-type="float" office:value="0.2202" calcext:value-type="float">
            <text:p>0.2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509998" calcext:value-type="float">
            <text:p>0.0509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0001" calcext:value-type="float">
            <text:p>0.01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4330999099" calcext:value-type="float">
            <text:p>0.4330999099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183001" calcext:value-type="float">
            <text:p>0.1183001</text:p>
          </table:table-cell>
          <table:table-cell office:value-type="float" office:value="0.2097" calcext:value-type="float">
            <text:p>0.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5109996" calcext:value-type="float">
            <text:p>0.0510999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9999" calcext:value-type="float">
            <text:p>0.014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42440005" calcext:value-type="float">
            <text:p>0.42440005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137001" calcext:value-type="float">
            <text:p>0.1137001</text:p>
          </table:table-cell>
          <table:table-cell office:value-type="float" office:value="0.2185" calcext:value-type="float">
            <text:p>0.2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029989" calcext:value-type="float">
            <text:p>0.0502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0001" calcext:value-type="float">
            <text:p>0.01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4244999999" calcext:value-type="float">
            <text:p>0.424499999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277002" calcext:value-type="float">
            <text:p>0.1277002</text:p>
          </table:table-cell>
          <table:table-cell office:value-type="float" office:value="0.2406" calcext:value-type="float">
            <text:p>0.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5529987" calcext:value-type="float">
            <text:p>0.0552998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0001" calcext:value-type="float">
            <text:p>0.02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4772000799" calcext:value-type="float">
            <text:p>0.477200079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138001" calcext:value-type="float">
            <text:p>0.1138001</text:p>
          </table:table-cell>
          <table:table-cell office:value-type="float" office:value="0.2422" calcext:value-type="float">
            <text:p>0.2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00001" calcext:value-type="float">
            <text:p>0.0049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5689986" calcext:value-type="float">
            <text:p>0.0568998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3" calcext:value-type="float">
            <text:p>0.0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511499961" calcext:value-type="float">
            <text:p>0.51149996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129001" calcext:value-type="float">
            <text:p>0.1129001</text:p>
          </table:table-cell>
          <table:table-cell office:value-type="float" office:value="0.2042" calcext:value-type="float">
            <text:p>0.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5029996" calcext:value-type="float">
            <text:p>0.0502999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0002" calcext:value-type="float">
            <text:p>0.011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41070008" calcext:value-type="float">
            <text:p>0.41070008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116001" calcext:value-type="float">
            <text:p>0.1116001</text:p>
          </table:table-cell>
          <table:table-cell office:value-type="float" office:value="0.2027" calcext:value-type="float">
            <text:p>0.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5039994" calcext:value-type="float">
            <text:p>0.0503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9999" calcext:value-type="float">
            <text:p>0.011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4071000299" calcext:value-type="float">
            <text:p>0.407100029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123001" calcext:value-type="float">
            <text:p>0.1123001</text:p>
          </table:table-cell>
          <table:table-cell office:value-type="float" office:value="0.2132001" calcext:value-type="float">
            <text:p>0.21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439984" calcext:value-type="float">
            <text:p>0.0543998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0001" calcext:value-type="float">
            <text:p>0.01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42660005" calcext:value-type="float">
            <text:p>0.4266000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149001" calcext:value-type="float">
            <text:p>0.1149001</text:p>
          </table:table-cell>
          <table:table-cell office:value-type="float" office:value="0.2030001" calcext:value-type="float">
            <text:p>0.2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4879988" calcext:value-type="float">
            <text:p>0.0487998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0002" calcext:value-type="float">
            <text:p>0.010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4087001" calcext:value-type="float">
            <text:p>0.408700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096001" calcext:value-type="float">
            <text:p>0.1096001</text:p>
          </table:table-cell>
          <table:table-cell office:value-type="float" office:value="0.2109" calcext:value-type="float">
            <text:p>0.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4799977" calcext:value-type="float">
            <text:p>0.047999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9998" calcext:value-type="float">
            <text:p>0.011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4118998499" calcext:value-type="float">
            <text:p>0.4118998499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126001" calcext:value-type="float">
            <text:p>0.1126001</text:p>
          </table:table-cell>
          <table:table-cell office:value-type="float" office:value="0.2038" calcext:value-type="float">
            <text:p>0.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839992" calcext:value-type="float">
            <text:p>0.0483999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40740002" calcext:value-type="float">
            <text:p>0.4074000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150001" calcext:value-type="float">
            <text:p>0.1150001</text:p>
          </table:table-cell>
          <table:table-cell office:value-type="float" office:value="0.2133" calcext:value-type="float">
            <text:p>0.2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691999" calcext:value-type="float">
            <text:p>0.069199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9999" calcext:value-type="float">
            <text:p>0.014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44459999" calcext:value-type="float">
            <text:p>0.44459999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39001" calcext:value-type="float">
            <text:p>0.1239001</text:p>
          </table:table-cell>
          <table:table-cell office:value-type="float" office:value="0.2410001" calcext:value-type="float">
            <text:p>0.2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899996" calcext:value-type="float">
            <text:p>0.0589999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0001" calcext:value-type="float">
            <text:p>0.01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47510017" calcext:value-type="float">
            <text:p>0.4751001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212001" calcext:value-type="float">
            <text:p>0.1212001</text:p>
          </table:table-cell>
          <table:table-cell office:value-type="float" office:value="0.2360001" calcext:value-type="float">
            <text:p>0.2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6159999" calcext:value-type="float">
            <text:p>0.06159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0002" calcext:value-type="float">
            <text:p>0.027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48260021" calcext:value-type="float">
            <text:p>0.4826002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270001" calcext:value-type="float">
            <text:p>0.1270001</text:p>
          </table:table-cell>
          <table:table-cell office:value-type="float" office:value="0.2319001" calcext:value-type="float">
            <text:p>0.23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5500018" calcext:value-type="float">
            <text:p>0.0550001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6233003799" calcext:value-type="float">
            <text:p>0.623300379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125001" calcext:value-type="float">
            <text:p>0.1125001</text:p>
          </table:table-cell>
          <table:table-cell office:value-type="float" office:value="0.2335" calcext:value-type="float">
            <text:p>0.2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549993" calcext:value-type="float">
            <text:p>0.0554999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0002" calcext:value-type="float">
            <text:p>0.039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47460005" calcext:value-type="float">
            <text:p>0.47460005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154001" calcext:value-type="float">
            <text:p>0.1154001</text:p>
          </table:table-cell>
          <table:table-cell office:value-type="float" office:value="0.2101001" calcext:value-type="float">
            <text:p>0.21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5079998" calcext:value-type="float">
            <text:p>0.05079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9999" calcext:value-type="float">
            <text:p>0.014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4264001699" calcext:value-type="float">
            <text:p>0.426400169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194001" calcext:value-type="float">
            <text:p>0.1194001</text:p>
          </table:table-cell>
          <table:table-cell office:value-type="float" office:value="0.2187" calcext:value-type="float">
            <text:p>0.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5639991" calcext:value-type="float">
            <text:p>0.0563999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0002" calcext:value-type="float">
            <text:p>0.015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44510003" calcext:value-type="float">
            <text:p>0.4451000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140001" calcext:value-type="float">
            <text:p>0.1140001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500999" calcext:value-type="float">
            <text:p>0.0500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4325999999" calcext:value-type="float">
            <text:p>0.4325999999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174001" calcext:value-type="float">
            <text:p>0.1174001</text:p>
          </table:table-cell>
          <table:table-cell office:value-type="float" office:value="0.2091001" calcext:value-type="float">
            <text:p>0.20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069997" calcext:value-type="float">
            <text:p>0.05069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99994" calcext:value-type="float">
            <text:p>0.0080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418100165" calcext:value-type="float">
            <text:p>0.41810016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149001" calcext:value-type="float">
            <text:p>0.1149001</text:p>
          </table:table-cell>
          <table:table-cell office:value-type="float" office:value="0.2059" calcext:value-type="float">
            <text:p>0.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4969988" calcext:value-type="float">
            <text:p>0.0496998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0001" calcext:value-type="float">
            <text:p>0.011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41299999" calcext:value-type="float">
            <text:p>0.41299999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144001" calcext:value-type="float">
            <text:p>0.1144001</text:p>
          </table:table-cell>
          <table:table-cell office:value-type="float" office:value="0.2068" calcext:value-type="float">
            <text:p>0.2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5019994" calcext:value-type="float">
            <text:p>0.0501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0002" calcext:value-type="float">
            <text:p>0.011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41460006" calcext:value-type="float">
            <text:p>0.4146000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140001" calcext:value-type="float">
            <text:p>0.1140001</text:p>
          </table:table-cell>
          <table:table-cell office:value-type="float" office:value="0.2071" calcext:value-type="float">
            <text:p>0.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00013" calcext:value-type="float">
            <text:p>0.00790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412600113" calcext:value-type="float">
            <text:p>0.412600113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200001" calcext:value-type="float">
            <text:p>0.1200001</text:p>
          </table:table-cell>
          <table:table-cell office:value-type="float" office:value="0.2411" calcext:value-type="float">
            <text:p>0.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5539998" calcext:value-type="float">
            <text:p>0.05539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46690008" calcext:value-type="float">
            <text:p>0.4669000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136001" calcext:value-type="float">
            <text:p>0.1136001</text:p>
          </table:table-cell>
          <table:table-cell office:value-type="float" office:value="0.2172" calcext:value-type="float">
            <text:p>0.2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6119994" calcext:value-type="float">
            <text:p>0.06119994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999" calcext:value-type="float">
            <text:p>0.016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4438000302" calcext:value-type="float">
            <text:p>0.4438000302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067001" calcext:value-type="float">
            <text:p>0.1067001</text:p>
          </table:table-cell>
          <table:table-cell office:value-type="float" office:value="0.2137" calcext:value-type="float">
            <text:p>0.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1589001" calcext:value-type="float">
            <text:p>0.1589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5" calcext:value-type="float">
            <text:p>0.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6280024" calcext:value-type="float">
            <text:p>0.0628002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19998" calcext:value-type="float">
            <text:p>0.015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5953004201" calcext:value-type="float">
            <text:p>0.595300420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128001" calcext:value-type="float">
            <text:p>0.1128001</text:p>
          </table:table-cell>
          <table:table-cell office:value-type="float" office:value="0.2077" calcext:value-type="float">
            <text:p>0.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5109987" calcext:value-type="float">
            <text:p>0.0510998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0002" calcext:value-type="float">
            <text:p>0.011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41869999" calcext:value-type="float">
            <text:p>0.41869999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261002" calcext:value-type="float">
            <text:p>0.1261002</text:p>
          </table:table-cell>
          <table:table-cell office:value-type="float" office:value="0.2136" calcext:value-type="float">
            <text:p>0.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5649995" calcext:value-type="float">
            <text:p>0.0564999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9999" calcext:value-type="float">
            <text:p>0.01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44790014" calcext:value-type="float">
            <text:p>0.44790014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173001" calcext:value-type="float">
            <text:p>0.1173001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5449994" calcext:value-type="float">
            <text:p>0.0544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" calcext:value-type="float">
            <text:p>0.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48640004" calcext:value-type="float">
            <text:p>0.4864000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170001" calcext:value-type="float">
            <text:p>0.1170001</text:p>
          </table:table-cell>
          <table:table-cell office:value-type="float" office:value="0.2408" calcext:value-type="float">
            <text:p>0.2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5479993" calcext:value-type="float">
            <text:p>0.0547999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9998" calcext:value-type="float">
            <text:p>0.029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47580001" calcext:value-type="float">
            <text:p>0.4758000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141001" calcext:value-type="float">
            <text:p>0.1141001</text:p>
          </table:table-cell>
          <table:table-cell office:value-type="float" office:value="0.2336" calcext:value-type="float">
            <text:p>0.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5479987" calcext:value-type="float">
            <text:p>0.0547998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19998" calcext:value-type="float">
            <text:p>0.079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5142999501" calcext:value-type="float">
            <text:p>0.514299950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093001" calcext:value-type="float">
            <text:p>0.1093001</text:p>
          </table:table-cell>
          <table:table-cell office:value-type="float" office:value="0.2092" calcext:value-type="float">
            <text:p>0.2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5079984" calcext:value-type="float">
            <text:p>0.0507998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9999" calcext:value-type="float">
            <text:p>0.01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41489993" calcext:value-type="float">
            <text:p>0.4148999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130001" calcext:value-type="float">
            <text:p>0.1130001</text:p>
          </table:table-cell>
          <table:table-cell office:value-type="float" office:value="0.2057001" calcext:value-type="float">
            <text:p>0.20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4939986" calcext:value-type="float">
            <text:p>0.0493998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412200061" calcext:value-type="float">
            <text:p>0.41220006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131001" calcext:value-type="float">
            <text:p>0.1131001</text:p>
          </table:table-cell>
          <table:table-cell office:value-type="float" office:value="0.2094001" calcext:value-type="float">
            <text:p>0.20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4959992" calcext:value-type="float">
            <text:p>0.0495999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41740012" calcext:value-type="float">
            <text:p>0.4174001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2441" calcext:value-type="float">
            <text:p>0.2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4600001" calcext:value-type="float">
            <text:p>0.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5690001" calcext:value-type="float">
            <text:p>0.0569000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9999" calcext:value-type="float">
            <text:p>0.023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493000001" calcext:value-type="float">
            <text:p>0.493000001</text:p>
          </table:table-cell>
          <table:table-cell table:number-columns-repeated="4"/>
        </table:table-row>
        <table:table-row table:style-name="ro1" table:number-rows-repeated="300">
          <table:table-cell table:number-columns-repeated="33"/>
          <table:table-cell table:style-name="Default"/>
          <table:table-cell table:number-columns-repeated="4"/>
        </table:table-row>
        <table:table-row table:style-name="ro1" table:number-rows-repeated="10479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6:57:06.255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2T16:57:29.047000000</dc:date>
    <meta:editing-duration>PT36S</meta:editing-duration>
    <meta:editing-cycles>2</meta:editing-cycles>
    <meta:generator>LibreOffice/6.4.2.2$Windows_X86_64 LibreOffice_project/4e471d8c02c9c90f512f7f9ead8875b57fcb1ec3</meta:generator>
    <meta:document-statistic meta:table-count="1" meta:cell-count="10242" meta:object-count="0"/>
  </office:meta>
</office:document-meta>
</file>